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000000080A85D592D96AA63A4.bmp" manifest:media-type="image/bmp"/>
  <manifest:file-entry manifest:full-path="Pictures/100000000000008000000080A37453D806FBB625.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face style:name="Courier New1" svg:font-family="'Courier New'" style:font-family-generic="modern"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2" svg:font-family="Mangal" style:font-family-generic="modern" style:font-pitch="variable"/>
    <style:font-face style:name="Microsoft YaHei2"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Italic" style:font-family-generic="swiss" style:font-pitch="variable"/>
    <style:font-face style:name="Calibri1"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1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7"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3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33"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35" style:family="graphic">
      <style:graphic-properties style:protect="size"/>
    </style:style>
    <style:style style:name="gr36"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68"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75"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79"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8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82"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84"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85"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86"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88"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93"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5"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96"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9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10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104"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107"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1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1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1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135" style:family="graphic" style:parent-style-name="standard">
      <style:graphic-properties draw:stroke="none" draw:fill="none" fo:min-height="3.556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4.39cm" fo:min-width="15.263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432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176cm"/>
    </style:style>
    <style:style style:name="gr1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29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85cm"/>
    </style:style>
    <style:style style:name="pr1" style:family="presentation" style:parent-style-name="Standard-notes">
      <style:graphic-properties draw:fill-color="#ffffff" fo:min-height="13.364cm"/>
    </style:style>
    <style:style style:name="P1" style:family="paragraph">
      <loext:graphic-properties draw:fill-color="#ffffff"/>
      <style:paragraph-properties fo:text-align="center"/>
    </style:style>
    <style:style style:name="P2" style:family="paragraph">
      <loext:graphic-properties draw:fill-color="#ffffff"/>
      <style:paragraph-properties fo:text-align="end"/>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tab-stops/>
      </style:paragraph-properties>
      <style:text-properties fo:font-size="12pt"/>
    </style:style>
    <style:style style:name="P5" style:family="paragraph">
      <style:paragraph-properties fo:margin-left="0cm" fo:margin-right="0cm" fo:margin-top="0cm" fo:margin-bottom="0cm" fo:line-height="100%" fo:text-align="end" fo:text-indent="0cm"/>
    </style:style>
    <style:style style:name="P6"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end" fo:text-indent="0cm">
        <style:tab-stops/>
      </style:paragraph-properties>
    </style:style>
    <style:style style:name="P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bitmap" draw:fill-color="#ffffff" draw:fill-image-name="arrow_25_20-_25_20Copy" style:repeat="stretc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4" style:family="paragraph">
      <style:paragraph-properties fo:text-align="center" style:text-autospace="none"/>
    </style:style>
    <style:style style:name="P15" style:family="paragraph">
      <loext:graphic-properties draw:fill-color="#ffffff"/>
      <style:paragraph-properties fo:text-align="center" style:text-autospace="none"/>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loext:graphic-properties draw:fill="gradient" draw:fill-gradient-name="Gray_20_Header"/>
      <style:paragraph-properties fo:text-align="center" style:text-autospace="none"/>
      <style:text-properties fo:color="#000000" style:font-name="Arial3"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21" style:family="paragraph">
      <loext:graphic-properties draw:fill-color="#ffffff"/>
    </style:style>
    <style:style style:name="P22" style:family="paragraph">
      <loext:graphic-properties draw:fill="none" draw:fill-color="#ffffff"/>
      <style:paragraph-properties fo:text-align="end">
        <style:tab-stops/>
      </style:paragraph-properties>
      <style:text-properties fo:font-size="10pt" style:font-size-asian="10pt" style:font-size-complex="10pt"/>
    </style:style>
    <style:style style:name="P2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7" style:family="paragraph">
      <loext:graphic-properties draw:fill-color="#ffffff"/>
      <style:paragraph-properties fo:text-align="center" style:text-autospace="none"/>
      <style:text-properties style:font-name="Source Code Pro1" fo:font-size="7pt" style:font-name-asian="Source Code Pro1" style:font-size-asian="7pt" style:font-name-complex="Source Code Pro1" style:font-size-complex="4pt"/>
    </style:style>
    <style:style style:name="P28" style:family="paragraph">
      <loext:graphic-properties draw:fill-color="#ffffff"/>
      <style:paragraph-properties fo:text-align="start">
        <style:tab-stops/>
      </style:paragraph-properties>
    </style:style>
    <style:style style:name="P29" style:family="paragraph">
      <style:paragraph-properties fo:text-align="start">
        <style:tab-stops/>
      </style:paragraph-properties>
    </style:style>
    <style:style style:name="P30" style:family="paragraph">
      <loext:graphic-properties draw:fill="none" draw:fill-color="#ffffff"/>
      <style:paragraph-properties fo:text-align="start">
        <style:tab-stops/>
      </style:paragraph-properties>
      <style:text-properties fo:font-size="16pt" style:font-size-asian="16pt" style:font-size-complex="16pt"/>
    </style:style>
    <style:style style:name="P31" style:family="paragraph">
      <loext:graphic-properties draw:fill="none" draw:fill-color="#ffffff"/>
      <style:paragraph-properties fo:text-align="center"/>
    </style:style>
    <style:style style:name="P32" style:family="paragraph">
      <loext:graphic-properties draw:fill="solid" draw:fill-color="#000000"/>
      <style:paragraph-properties fo:text-align="end"/>
    </style:style>
    <style:style style:name="P33" style:family="paragraph">
      <style:paragraph-properties fo:text-align="end"/>
    </style:style>
    <style:style style:name="P34" style:family="paragraph">
      <loext:graphic-properties draw:fill="solid" draw:fill-color="#ffffff"/>
      <style:paragraph-properties fo:text-align="end"/>
      <style:text-properties fo:font-size="15pt" style:font-size-asian="15pt" style:font-size-complex="15pt"/>
    </style:style>
    <style:style style:name="P35" style:family="paragraph">
      <loext:graphic-properties draw:fill="none" draw:fill-color="#ffffff"/>
      <style:paragraph-properties fo:text-align="end">
        <style:tab-stops/>
      </style:paragraph-properties>
      <style:text-properties fo:font-size="15pt" style:font-size-asian="15pt" style:font-size-complex="15pt"/>
    </style:style>
    <style:style style:name="P36" style:family="paragraph">
      <loext:graphic-properties draw:fill-color="#ffffff"/>
      <style:paragraph-properties fo:text-align="start"/>
      <style:text-properties fo:font-size="15pt" style:font-size-asian="15pt" style:font-size-complex="15pt"/>
    </style:style>
    <style:style style:name="P37"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38" style:family="paragraph">
      <loext:graphic-properties draw:fill-color="#ffffff"/>
      <style:paragraph-properties fo:text-align="center" style:text-autospace="none"/>
      <style:text-properties style:font-name="Source Code Pro1" fo:font-size="14pt" style:font-name-asian="Source Code Pro1" style:font-size-asian="14pt" style:font-name-complex="Source Code Pro1" style:font-size-complex="14pt"/>
    </style:style>
    <style:style style:name="P39" style:family="paragraph">
      <loext:graphic-properties draw:fill="bitmap" draw:fill-color="#ffffff" draw:fill-image-name="arrow_5f_a" style:repeat="stretch"/>
      <style:paragraph-properties fo:text-align="center"/>
    </style:style>
    <style:style style:name="P40" style:family="paragraph">
      <loext:graphic-properties draw:fill="none"/>
    </style:style>
    <style:style style:name="P41" style:family="paragraph">
      <loext:graphic-properties draw:fill="none" draw:fill-color="#ffffff"/>
      <style:paragraph-properties fo:text-align="start">
        <style:tab-stops/>
      </style:paragraph-properties>
      <style:text-properties fo:font-size="18pt" fo:font-weight="bold" style:font-size-asian="16pt" style:font-size-complex="16pt"/>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7" style:family="text">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T8" style:family="text">
      <style:text-properties fo:color="#000000" style:text-outline="false" style:text-line-through-style="none" style:text-line-through-type="none" style:font-name="Arial3" fo:font-size="14pt" fo:language="en" fo:country="US"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Source Code Pro1" fo:font-size="14pt" style:font-name-asian="Source Code Pro1" style:font-size-asian="14pt" style:font-name-complex="Source Code Pro1" style:font-size-complex="14pt"/>
    </style:style>
    <style:style style:name="T16" style:family="text">
      <style:text-properties fo:font-size="18pt" fo:font-weight="bold"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path draw:style-name="gr5" draw:text-style-name="P6" draw:layer="layout" svg:width="0.749cm" svg:height="0.749cm" svg:x="28.472cm" svg:y="18.324cm" svg:viewBox="0 0 750 750" svg:d="M375 0c213 0 375 162 375 375s-162 375-375 375-375-162-375-375 162-375 375-375z">
          <text:p text:style-name="P5"><text:span text:style-name="T2">+</text:span></text:p>
        </draw:path>
        <draw:frame draw:style-name="gr6"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7.576cm" svg:y="18.159cm">
            <text:p/>
          </draw:rect>
          <draw:frame draw:style-name="gr8" draw:text-style-name="P4" draw:layer="layout" svg:width="2.246cm" svg:height="0.725cm" svg:x="25.416cm" svg:y="18.027cm">
            <draw:text-box>
              <text:p text:style-name="P3"><text:span text:style-name="T1">a</text:span></text:p>
            </draw:text-box>
          </draw:frame>
        </draw:g>
        <draw:g>
          <draw:rect draw:style-name="gr7" draw:text-style-name="P9" draw:layer="layout" svg:width="0.5cm" svg:height="0.5cm" svg:x="29.7cm" svg:y="18.459cm">
            <text:p/>
          </draw:rect>
          <draw:frame draw:style-name="gr9" draw:text-style-name="P4" draw:layer="layout" svg:width="2.471cm" svg:height="0.725cm" svg:x="30.2cm" svg:y="18.327cm">
            <draw:text-box>
              <text:p text:style-name="P3"><text:span text:style-name="T1">res</text:span><text:span text:style-name="T1">ult</text:span></text:p>
            </draw:text-box>
          </draw:frame>
        </draw:g>
        <draw:g>
          <draw:rect draw:style-name="gr7" draw:text-style-name="P9" draw:layer="layout" svg:width="0.5cm" svg:height="0.5cm" svg:x="27.576cm" svg:y="18.779cm">
            <text:p/>
          </draw:rect>
          <draw:frame draw:style-name="gr8" draw:text-style-name="P4" draw:layer="layout" svg:width="2.246cm" svg:height="0.725cm" svg:x="25.416cm" svg:y="18.647cm">
            <draw:text-box>
              <text:p text:style-name="P3"><text:span text:style-name="T1">b</text:span></text:p>
            </draw:text-box>
          </draw:frame>
        </draw:g>
        <draw:line draw:style-name="gr10" draw:text-style-name="P10" draw:layer="layout" svg:x1="28.1cm" svg:y1="19cm" svg:x2="28.6cm" svg:y2="19cm">
          <text:p/>
        </draw:line>
        <draw:line draw:style-name="gr10" draw:text-style-name="P10" draw:layer="layout" svg:x1="28.1cm" svg:y1="18.4cm" svg:x2="28.6cm" svg:y2="18.4cm">
          <text:p/>
        </draw:line>
        <draw:line draw:style-name="gr10" draw:text-style-name="P10" draw:layer="layout" svg:x1="29.2cm" svg:y1="18.7cm" svg:x2="29.7cm" svg:y2="18.7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13" draw:text-style-name="P11" draw:layer="layout" svg:width="2.538cm" svg:height="0.818cm" svg:x="27.713cm" svg:y="24.481cm">
          <draw:text-box>
            <text:p text:style-name="P7"><text:span text:style-name="T4">cou</text:span><text:span text:style-name="T4">nter[</text:span><text:span text:style-name="T4">7:0]</text:span></text:p>
          </draw:text-box>
        </draw:frame>
        <draw:path draw:style-name="gr14"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5"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6" draw:text-style-name="P11" draw:layer="layout" svg:width="1.717cm" svg:height="0.818cm" svg:x="30.9cm" svg:y="25.082cm">
          <draw:text-box>
            <text:p text:style-name="P7"><text:span text:style-name="T4">full</text:span></text:p>
          </draw:text-box>
        </draw:frame>
        <draw:path draw:style-name="gr17"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k</text:span></text:p>
          </draw:text-box>
        </draw:frame>
        <draw:line draw:style-name="gr10" draw:text-style-name="P10" draw:layer="layout" svg:x1="18.486cm" svg:y1="27.661cm" svg:x2="18.767cm" svg:y2="27.661cm">
          <text:p/>
        </draw:line>
        <draw:frame draw:style-name="gr18" draw:text-style-name="P13" draw:layer="layout" svg:width="1.717cm" svg:height="0.818cm" svg:x="18.376cm" svg:y="25.504cm">
          <draw:text-box>
            <text:p text:style-name="P7"><text:span text:style-name="T6">re</text:span><text:span text:style-name="T6">g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k</text:span></text:p>
          </draw:text-box>
        </draw:frame>
        <draw:line draw:style-name="gr10" draw:text-style-name="P10" draw:layer="layout" svg:x1="18.493cm" svg:y1="30.309cm" svg:x2="18.774cm" svg:y2="30.309cm">
          <text:p/>
        </draw:line>
        <draw:frame draw:style-name="gr19" draw:text-style-name="P13" draw:layer="layout" svg:width="1.717cm" svg:height="0.818cm" svg:x="18.383cm" svg:y="28.152cm">
          <draw:text-box>
            <text:p text:style-name="P7"><text:span text:style-name="T6">re</text:span><text:span text:style-name="T6">gB</text:span></text:p>
          </draw:text-box>
        </draw:frame>
        <draw:line draw:style-name="gr10" draw:text-style-name="P10" draw:layer="layout" svg:x1="17.2cm" svg:y1="24.4cm" svg:x2="16cm" svg:y2="24.4cm">
          <text:p/>
        </draw:line>
        <draw:frame draw:style-name="gr20" draw:text-style-name="P13" draw:layer="layout" svg:width="1.717cm" svg:height="0.818cm" svg:x="15.783cm" svg:y="23.7cm">
          <draw:text-box>
            <text:p text:style-name="P7"><text:span text:style-name="T6">bu</text:span><text:span text:style-name="T6">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text:span><text:span text:style-name="T7">a</text:span><text:span text:style-name="T7">p</text:span><text:span text:style-name="T7">p</text:span><text:span text:style-name="T7">e</text:span><text:span text:style-name="T7">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22" draw:text-style-name="P13" draw:layer="layout" svg:width="1.717cm" svg:height="0.818cm" svg:x="10.293cm" svg:y="24.058cm">
          <draw:text-box>
            <text:p text:style-name="P7"><text:span text:style-name="T6">re</text:span><text:span text:style-name="T6">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23" draw:text-style-name="P13" draw:layer="layout" svg:width="1.717cm" svg:height="0.818cm" svg:x="10.3cm" svg:y="26.706cm">
          <draw:text-box>
            <text:p text:style-name="P7"><text:span text:style-name="T6">re</text:span><text:span text:style-name="T6">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3" draw:layer="layout" svg:width="1.717cm" svg:height="0.818cm" svg:x="5cm" svg:y="26.682cm">
          <draw:text-box>
            <text:p text:style-name="P7"><text:span text:style-name="T6">bu</text:span><text:span text:style-name="T6">s</text:span></text:p>
          </draw:text-box>
        </draw:frame>
        <draw:frame draw:style-name="gr26" draw:text-style-name="P13" draw:layer="layout" svg:width="1.717cm" svg:height="0.818cm" svg:x="10.383cm" svg:y="19.5cm">
          <draw:text-box>
            <text:p text:style-name="P7"><text:span text:style-name="T6">re</text:span><text:span text:style-name="T6">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13" draw:layer="layout" svg:width="1.717cm" svg:height="0.818cm" svg:x="4.32cm" svg:y="19.14cm">
          <draw:text-box>
            <text:p text:style-name="P7"><text:span text:style-name="T6">bu</text:span><text:span text:style-name="T6">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30" draw:text-style-name="P13" draw:layer="layout" svg:width="1.717cm" svg:height="0.818cm" svg:x="11.983cm" svg:y="18.933cm">
          <draw:text-box>
            <text:p text:style-name="P7"><text:span text:style-name="T6">re</text:span><text:span text:style-name="T6">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rect draw:style-name="gr31" draw:text-style-name="P1" draw:layer="layout" svg:width="1.915cm" svg:height="1cm" svg:x="14.885cm" svg:y="42.6cm">
          <text:p text:style-name="P16">0</text:p>
        </draw:rect>
        <draw:rect draw:style-name="gr31" draw:text-style-name="P1" draw:layer="layout" svg:width="8.5cm" svg:height="1cm" svg:x="16.8cm" svg:y="41.6cm">
          <text:p text:style-name="P16">Mapping</text:p>
        </draw:rect>
        <draw:rect draw:style-name="gr31" draw:text-style-name="P1" draw:layer="layout" svg:width="1.9cm" svg:height="1cm" svg:x="14.9cm" svg:y="41.6cm">
          <text:p text:style-name="P16">Index</text:p>
        </draw:rect>
        <draw:rect draw:style-name="gr31" draw:text-style-name="P1" draw:layer="layout" svg:width="1.915cm" svg:height="1cm" svg:x="14.886cm" svg:y="43.6cm">
          <text:p text:style-name="P16">1</text:p>
        </draw:rect>
        <draw:rect draw:style-name="gr31" draw:text-style-name="P18" draw:layer="layout" svg:width="8.497cm" svg:height="1cm" svg:x="16.801cm" svg:y="42.6cm">
          <text:p text:style-name="P17">address = 0x00 data = regA</text:p>
        </draw:rect>
        <draw:rect draw:style-name="gr31" draw:text-style-name="P18" draw:layer="layout" svg:width="8.497cm" svg:height="1cm" svg:x="16.803cm" svg:y="43.6cm">
          <text:p text:style-name="P17">address = 0x04 data = regB</text:p>
        </draw:rect>
        <draw:frame draw:style-name="gr32" draw:text-style-name="P19" draw:layer="layout" svg:width="0.535cm" svg:height="1.187cm" svg:x="21.484cm" svg:y="46.8cm">
          <draw:text-box>
            <text:p/>
          </draw:text-box>
        </draw:frame>
        <draw:rect draw:style-name="gr31" draw:text-style-name="P1" draw:layer="layout" svg:width="1.915cm" svg:height="1cm" svg:x="18.3cm" svg:y="47.7cm">
          <text:p text:style-name="P16">0</text:p>
        </draw:rect>
        <draw:rect draw:style-name="gr31" draw:text-style-name="P1" draw:layer="layout" svg:width="3.285cm" svg:height="1cm" svg:x="20.215cm" svg:y="46.7cm">
          <text:p text:style-name="P16">Reference</text:p>
        </draw:rect>
        <draw:rect draw:style-name="gr31" draw:text-style-name="P1" draw:layer="layout" svg:width="1.9cm" svg:height="1cm" svg:x="18.315cm" svg:y="46.7cm">
          <text:p text:style-name="P16">Index</text:p>
        </draw:rect>
        <draw:rect draw:style-name="gr31" draw:text-style-name="P1" draw:layer="layout" svg:width="1.915cm" svg:height="1cm" svg:x="18.301cm" svg:y="48.7cm">
          <text:p text:style-name="P16">1</text:p>
        </draw:rect>
        <draw:rect draw:style-name="gr31" draw:text-style-name="P1" draw:layer="layout" svg:width="3.284cm" svg:height="1cm" svg:x="20.215cm" svg:y="47.7cm">
          <text:p text:style-name="P16">a</text:p>
        </draw:rect>
        <draw:rect draw:style-name="gr31" draw:text-style-name="P1" draw:layer="layout" svg:width="3.284cm" svg:height="1cm" svg:x="20.216cm" svg:y="48.7cm">
          <text:p text:style-name="P16">b</text:p>
        </draw:rect>
        <draw:rect draw:style-name="gr31" draw:text-style-name="P1" draw:layer="layout" svg:width="1.915cm" svg:height="1cm" svg:x="18.301cm" svg:y="49.7cm">
          <text:p text:style-name="P16">2</text:p>
        </draw:rect>
        <draw:rect draw:style-name="gr31" draw:text-style-name="P1" draw:layer="layout" svg:width="3.284cm" svg:height="1cm" svg:x="20.216cm" svg:y="49.7cm">
          <text:p text:style-name="P16">c</text:p>
        </draw:rect>
        <draw:rect draw:style-name="gr33" draw:text-style-name="P20" draw:layer="layout" svg:width="2.8cm" svg:height="1cm" svg:x="0.2cm" svg:y="34.9cm">
          <text:p text:style-name="P14"><text:span text:style-name="T8">Co</text:span><text:span text:style-name="T8">re </text:span><text:span text:style-name="T8">i$</text:span></text:p>
        </draw:rect>
        <draw:rect draw:style-name="gr33" draw:text-style-name="P20" draw:layer="layout" svg:width="4.075cm" svg:height="1cm" svg:x="17.594cm" svg:y="12.519cm">
          <text:p text:style-name="P14"><text:span text:style-name="T8">Sd</text:span><text:span text:style-name="T8">ra</text:span><text:span text:style-name="T8">m</text:span><text:span text:style-name="T8">Ctr</text:span><text:span text:style-name="T8">l</text:span></text:p>
        </draw:rect>
        <draw:rect draw:style-name="gr33" draw:text-style-name="P20" draw:layer="layout" svg:width="2.775cm" svg:height="1cm" svg:x="5.225cm" svg:y="34.9cm">
          <text:p text:style-name="P14"><text:span text:style-name="T8">ra</text:span><text:span text:style-name="T8">m</text:span></text:p>
        </draw:rect>
        <draw:rect draw:style-name="gr33" draw:text-style-name="P20" draw:layer="layout" svg:width="2.775cm" svg:height="1cm" svg:x="5.225cm" svg:y="35.9cm">
          <text:p text:style-name="P14"><text:span text:style-name="T8">sd</text:span><text:span text:style-name="T8">ra</text:span><text:span text:style-name="T8">m</text:span></text:p>
        </draw:rect>
        <draw:rect draw:style-name="gr33" draw:text-style-name="P20" draw:layer="layout" svg:width="2.775cm" svg:height="1cm" svg:x="5.224cm" svg:y="36.9cm">
          <text:p text:style-name="P14"><text:span text:style-name="T8">ap</text:span><text:span text:style-name="T8">bB</text:span><text:span text:style-name="T8">rid</text:span><text:span text:style-name="T8">ge</text:span></text:p>
        </draw:rect>
        <draw:rect draw:style-name="gr33" draw:text-style-name="P20" draw:layer="layout" svg:width="2.8cm" svg:height="1cm" svg:x="0.2cm" svg:y="35.9cm">
          <text:p text:style-name="P14"><text:span text:style-name="T8">Co</text:span><text:span text:style-name="T8">re </text:span><text:span text:style-name="T8">d$</text:span></text:p>
        </draw:rect>
        <draw:rect draw:style-name="gr33" draw:text-style-name="P20" draw:layer="layout" svg:width="2.8cm" svg:height="1cm" svg:x="0.2cm" svg:y="36.9cm">
          <text:p text:style-name="P14"><text:span text:style-name="T8">vg</text:span><text:span text:style-name="T8">aC</text:span><text:span text:style-name="T8">tr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34" draw:text-style-name="P13" draw:layer="layout" svg:width="3.563cm" svg:height="0.818cm" svg:x="2.285cm" svg:y="34cm">
          <draw:text-box>
            <text:p text:style-name="P7"><text:span text:style-name="T6">AX</text:span><text:span text:style-name="T6">I </text:span><text:span text:style-name="T6">cr</text:span><text:span text:style-name="T6">os</text:span><text:span text:style-name="T6">sb</text:span><text:span text:style-name="T6">ar</text:span></text:p>
          </draw:text-box>
        </draw:frame>
        <draw:rect draw:style-name="gr33" draw:text-style-name="P20" draw:layer="layout" svg:width="3.075cm" svg:height="1cm" svg:x="1.725cm" svg:y="39.5cm">
          <text:p text:style-name="P14"><text:span text:style-name="T8">ra</text:span><text:span text:style-name="T8">m</text:span></text:p>
        </draw:rect>
        <presentation:notes draw:style-name="dp2">
          <draw:page-thumbnail draw:style-name="gr35" draw:layer="layout" svg:width="14.848cm" svg:height="11.136cm" svg:x="3.075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Standard">
        <draw:line draw:style-name="gr36" draw:text-style-name="P10" draw:layer="layout" svg:x1="38.486cm" svg:y1="43.643cm" svg:x2="40.182cm" svg:y2="43.621cm">
          <text:p/>
        </draw:line>
        <draw:line draw:style-name="gr36" draw:text-style-name="P10" draw:layer="layout" svg:x1="34.443cm" svg:y1="43.88cm" svg:x2="35.907cm" svg:y2="43.88cm">
          <text:p/>
        </draw:line>
        <draw:g>
          <draw:g>
            <draw:rect draw:style-name="gr1" draw:text-style-name="P1" draw:layer="layout" svg:width="1cm" svg:height="1.747cm" svg:x="15.04cm" svg:y="-10.096cm">
              <text:p/>
            </draw:rect>
            <draw:custom-shape draw:style-name="gr2" draw:text-style-name="P2"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3cm" svg:y="-10.074cm">
            <draw:text-box>
              <text:p text:style-name="P3"><text:span text:style-name="T1">D</text:span></text:p>
            </draw:text-box>
          </draw:frame>
          <draw:frame draw:style-name="gr4" draw:text-style-name="P4" draw:layer="layout" svg:width="0.832cm" svg:height="0.725cm" svg:x="15.384cm" svg:y="-10.073cm">
            <draw:text-box>
              <text:p text:style-name="P3"><text:span text:style-name="T1">Q</text:span></text:p>
            </draw:text-box>
          </draw:frame>
        </draw:g>
        <draw:g>
          <draw:g>
            <draw:rect draw:style-name="gr1" draw:text-style-name="P1" draw:layer="layout" svg:width="1cm" svg:height="1.747cm" svg:x="15.041cm" svg:y="-10.095cm">
              <text:p/>
            </draw:rect>
            <draw:custom-shape draw:style-name="gr2" draw:text-style-name="P2"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4cm" svg:y="-10.073cm">
            <draw:text-box>
              <text:p text:style-name="P3"><text:span text:style-name="T1">D</text:span></text:p>
            </draw:text-box>
          </draw:frame>
          <draw:frame draw:style-name="gr4" draw:text-style-name="P4" draw:layer="layout" svg:width="0.832cm" svg:height="0.725cm" svg:x="15.385cm" svg:y="-10.072cm">
            <draw:text-box>
              <text:p text:style-name="P3"><text:span text:style-name="T1">Q</text:span></text:p>
            </draw:text-box>
          </draw:frame>
        </draw:g>
        <draw:frame draw:style-name="gr12" draw:text-style-name="P4" draw:layer="layout" svg:width="1.281cm" svg:height="0.725cm" svg:x="13.76cm" svg:y="-9.089cm">
          <draw:text-box>
            <text:p text:style-name="P3"><text:span text:style-name="T1">clk</text:span></text:p>
          </draw:text-box>
        </draw:frame>
        <draw:line draw:style-name="gr10" draw:text-style-name="P10" draw:layer="layout" svg:x1="14.76cm" svg:y1="-8.743cm" svg:x2="15.041cm" svg:y2="-8.743cm">
          <text:p/>
        </draw:line>
        <draw:line draw:style-name="gr10" draw:text-style-name="P10" draw:layer="layout" svg:x1="16.082cm" svg:y1="-9.699cm" svg:x2="16.617cm" svg:y2="-9.699cm">
          <text:p/>
        </draw:line>
        <draw:line draw:style-name="gr10" draw:text-style-name="P10"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1" draw:text-style-name="P1" draw:layer="layout" svg:width="1cm" svg:height="1.747cm" svg:x="15.087cm" svg:y="-4.633cm">
                <draw:glue-point draw:id="4" svg:x="-5cm" svg:y="-2.89cm"/>
                <draw:glue-point draw:id="5" svg:x="5cm" svg:y="-2.913cm"/>
                <draw:glue-point draw:id="6" svg:x="0.2cm" svg:y="5.002cm" draw:escape-direction="down"/>
                <text:p/>
              </draw:rect>
              <draw:custom-shape draw:style-name="gr2" draw:text-style-name="P2"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93cm" svg:y="-4.611cm">
              <draw:text-box>
                <text:p text:style-name="P3"><text:span text:style-name="T1">D</text:span></text:p>
              </draw:text-box>
            </draw:frame>
            <draw:frame draw:style-name="gr4" draw:text-style-name="P4" draw:layer="layout" svg:width="0.832cm" svg:height="0.725cm" svg:x="15.431cm" svg:y="-4.61cm">
              <draw:text-box>
                <text:p text:style-name="P3"><text:span text:style-name="T1">Q</text:span></text:p>
              </draw:text-box>
            </draw:frame>
          </draw:g>
          <draw:frame draw:style-name="gr37" draw:text-style-name="P22" draw:layer="layout" svg:width="1.205cm" svg:height="0.725cm" svg:x="14.987cm" svg:y="-3.432cm">
            <draw:text-box>
              <text:p text:style-name="P3"><text:span text:style-name="T9">CLR</text:span></text:p>
            </draw:text-box>
          </draw:frame>
        </draw:g>
        <draw:line draw:style-name="gr10" draw:text-style-name="P10" draw:layer="layout" svg:x1="15.589cm" svg:y1="-2.888cm" svg:x2="15.589cm" svg:y2="-2.465cm">
          <text:p/>
        </draw:line>
        <draw:frame draw:style-name="gr38" draw:text-style-name="P4" draw:layer="layout" svg:width="1.446cm" svg:height="0.725cm" svg:x="14.037cm" svg:y="-2.822cm">
          <draw:text-box>
            <text:p text:style-name="P3"><text:span text:style-name="T1">res</text:span><text:span text:style-name="T1">et</text:span></text:p>
          </draw:text-box>
        </draw:frame>
        <draw:frame draw:style-name="gr12" draw:text-style-name="P4" draw:layer="layout" svg:width="1.281cm" svg:height="0.725cm" svg:x="13.806cm" svg:y="-3.711cm">
          <draw:text-box>
            <text:p text:style-name="P3"><text:span text:style-name="T1">clk</text:span></text:p>
          </draw:text-box>
        </draw:frame>
        <draw:line draw:style-name="gr10" draw:text-style-name="P10" draw:layer="layout" svg:x1="14.806cm" svg:y1="-3.365cm" svg:x2="15.087cm" svg:y2="-3.365cm">
          <text:p/>
        </draw:line>
        <draw:line draw:style-name="gr10" draw:text-style-name="P10" draw:layer="layout" svg:x1="16.128cm" svg:y1="-4.26cm" svg:x2="16.663cm" svg:y2="-4.26cm">
          <text:p/>
        </draw:line>
        <draw:line draw:style-name="gr10" draw:text-style-name="P10" draw:layer="layout" svg:x1="14.529cm" svg:y1="-4.26cm" svg:x2="15.064cm" svg:y2="-4.26cm">
          <text:p/>
        </draw:line>
        <draw:g>
          <draw:g>
            <draw:rect draw:style-name="gr1" draw:text-style-name="P1" draw:layer="layout" svg:width="1cm" svg:height="1.747cm" svg:x="20.649cm" svg:y="-3.639cm">
              <text:p/>
            </draw:rect>
            <draw:custom-shape draw:style-name="gr2" draw:text-style-name="P2"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492cm" svg:y="-3.617cm">
            <draw:text-box>
              <text:p text:style-name="P3"><text:span text:style-name="T1">D</text:span></text:p>
            </draw:text-box>
          </draw:frame>
          <draw:frame draw:style-name="gr4" draw:text-style-name="P4" draw:layer="layout" svg:width="0.832cm" svg:height="0.725cm" svg:x="20.993cm" svg:y="-3.616cm">
            <draw:text-box>
              <text:p text:style-name="P3"><text:span text:style-name="T1">Q</text:span></text:p>
            </draw:text-box>
          </draw:frame>
        </draw:g>
        <draw:frame draw:style-name="gr12" draw:text-style-name="P4" draw:layer="layout" svg:width="1.281cm" svg:height="0.725cm" svg:x="19.368cm" svg:y="-2.617cm">
          <draw:text-box>
            <text:p text:style-name="P3"><text:span text:style-name="T1">clk</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39" draw:text-style-name="P4" draw:layer="layout" svg:width="1.349cm" svg:height="0.725cm" svg:x="19.265cm" svg:y="-3.653cm">
          <draw:text-box>
            <text:p text:style-name="P3"><text:span text:style-name="T1">a</text:span></text:p>
          </draw:text-box>
        </draw:frame>
        <draw:frame draw:style-name="gr39" draw:text-style-name="P4" draw:layer="layout" svg:width="1.349cm" svg:height="0.725cm" svg:x="19.267cm" svg:y="-3.152cm">
          <draw:text-box>
            <text:p text:style-name="P3"><text:span text:style-name="T1">b</text:span></text:p>
          </draw:text-box>
        </draw:frame>
        <draw:g>
          <draw:g>
            <draw:rect draw:style-name="gr1" draw:text-style-name="P1" draw:layer="layout" svg:width="1cm" svg:height="1.989cm" svg:x="20.535cm" svg:y="-7.958cm">
              <text:p/>
            </draw:rect>
            <draw:custom-shape draw:style-name="gr2" draw:text-style-name="P2"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378cm" svg:y="-7.936cm">
            <draw:text-box>
              <text:p text:style-name="P3"><text:span text:style-name="T1">D</text:span></text:p>
            </draw:text-box>
          </draw:frame>
          <draw:frame draw:style-name="gr4" draw:text-style-name="P4" draw:layer="layout" svg:width="0.832cm" svg:height="0.725cm" svg:x="20.879cm" svg:y="-7.935cm">
            <draw:text-box>
              <text:p text:style-name="P3"><text:span text:style-name="T1">Q</text:span></text:p>
            </draw:text-box>
          </draw:frame>
        </draw:g>
        <draw:frame draw:style-name="gr39" draw:text-style-name="P4" draw:layer="layout" svg:width="1.349cm" svg:height="0.725cm" svg:x="20.349cm" svg:y="-6.592cm">
          <draw:text-box>
            <text:p text:style-name="P3"><text:span text:style-name="T1">CL</text:span><text:span text:style-name="T1">R</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frame draw:style-name="gr39" draw:text-style-name="P4" draw:layer="layout" svg:width="1.349cm" svg:height="0.725cm" svg:x="19.109cm" svg:y="-7.525cm">
          <draw:text-box>
            <text:p text:style-name="P3"><text:span text:style-name="T1">b</text:span></text:p>
          </draw:text-box>
        </draw:fram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line draw:style-name="gr10" draw:text-style-name="P10" draw:layer="layout" svg:x1="21.556cm" svg:y1="-7.592cm" svg:x2="22.091cm" svg:y2="-7.592cm">
          <text:p/>
        </draw:line>
        <draw:line draw:style-name="gr10" draw:text-style-name="P10" draw:layer="layout" svg:x1="19.957cm" svg:y1="-7.592cm" svg:x2="20.492cm" svg:y2="-7.592cm">
          <text:p/>
        </draw:line>
        <draw:frame draw:style-name="gr39" draw:text-style-name="P4" draw:layer="layout" svg:width="1.349cm" svg:height="0.725cm" svg:x="19.121cm" svg:y="-7.988cm">
          <draw:text-box>
            <text:p text:style-name="P3"><text:span text:style-name="T1">a</text:span></text:p>
          </draw:text-box>
        </draw:frame>
        <draw:line draw:style-name="gr10" draw:text-style-name="P10" draw:layer="layout" svg:x1="21.556cm" svg:y1="-7.592cm" svg:x2="22.091cm" svg:y2="-7.592cm">
          <text:p/>
        </draw:line>
        <draw:frame draw:style-name="gr12" draw:text-style-name="P4" draw:layer="layout" svg:width="1.281cm" svg:height="0.725cm" svg:x="19.302cm" svg:y="-6.977cm">
          <draw:text-box>
            <text:p text:style-name="P3"><text:span text:style-name="T1">clk</text:span></text:p>
          </draw:text-box>
        </draw:frame>
        <draw:line draw:style-name="gr10" draw:text-style-name="P10" draw:layer="layout" svg:x1="20.302cm" svg:y1="-6.631cm" svg:x2="20.583cm" svg:y2="-6.631cm">
          <text:p/>
        </draw:line>
        <draw:line draw:style-name="gr10" draw:text-style-name="P10" draw:layer="layout" svg:x1="20.302cm" svg:y1="-6.631cm" svg:x2="20.583cm" svg:y2="-6.631cm">
          <text:p/>
        </draw:line>
        <draw:custom-shape draw:style-name="gr40" draw:text-style-name="P23"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 draw:text-style-name="P24" draw:layer="layout" svg:x1="6.073cm" svg:y1="8.489cm" svg:x2="6.073cm" svg:y2="8.034cm">
          <text:p/>
        </draw:line>
        <draw:line draw:style-name="gr42" draw:text-style-name="P24" draw:layer="layout" svg:x1="5.442cm" svg:y1="7.762cm" svg:x2="5.842cm" svg:y2="7.762cm">
          <text:p/>
        </draw:line>
        <draw:line draw:style-name="gr43" draw:text-style-name="P24" draw:layer="layout" svg:x1="4.425cm" svg:y1="7.215cm" svg:x2="5.852cm" svg:y2="7.215cm">
          <text:p/>
        </draw:line>
        <draw:frame draw:style-name="gr44" draw:text-style-name="P8" draw:layer="layout" svg:width="1.213cm" svg:height="0.758cm" svg:x="4.386cm" svg:y="7.387cm">
          <draw:text-box>
            <text:p text:style-name="P7"><text:span text:style-name="T3">255</text:span></text:p>
          </draw:text-box>
        </draw:frame>
        <draw:frame draw:style-name="gr45" draw:text-style-name="P8" draw:layer="layout" svg:width="1.709cm" svg:height="0.758cm" svg:x="5.187cm" svg:y="8.479cm">
          <draw:text-box>
            <text:p text:style-name="P7"><text:span text:style-name="T3">con</text:span><text:span text:style-name="T3">dB</text:span></text:p>
          </draw:text-box>
        </draw:frame>
        <draw:line draw:style-name="gr10" draw:text-style-name="P10" draw:layer="layout" svg:x1="6.287cm" svg:y1="7.513cm" svg:x2="6.682cm" svg:y2="7.513cm">
          <text:p/>
        </draw:line>
        <draw:frame draw:style-name="gr46" draw:text-style-name="P25" draw:layer="layout" svg:width="0.676cm" svg:height="0.758cm" svg:x="5.697cm" svg:y="6.83cm">
          <draw:text-box>
            <text:p text:style-name="P7"><text:span text:style-name="T10">F</text:span></text:p>
          </draw:text-box>
        </draw:frame>
        <draw:frame draw:style-name="gr47" draw:text-style-name="P25" draw:layer="layout" svg:width="0.676cm" svg:height="0.758cm" svg:x="5.711cm" svg:y="7.481cm">
          <draw:text-box>
            <text:p text:style-name="P7"><text:span text:style-name="T10">T</text:span></text:p>
          </draw:text-box>
        </draw:frame>
        <draw:custom-shape draw:style-name="gr48" draw:text-style-name="P23"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 draw:text-style-name="P24" draw:layer="layout" svg:x1="4.225cm" svg:y1="8.24cm" svg:x2="4.225cm" svg:y2="7.785cm">
          <text:p/>
        </draw:line>
        <draw:frame draw:style-name="gr50" draw:text-style-name="P8" draw:layer="layout" svg:width="1.709cm" svg:height="0.758cm" svg:x="3.311cm" svg:y="8.072cm">
          <draw:text-box>
            <text:p text:style-name="P7"><text:span text:style-name="T3">con</text:span><text:span text:style-name="T3">dA</text:span></text:p>
          </draw:text-box>
        </draw:frame>
        <draw:frame draw:style-name="gr51" draw:text-style-name="P25" draw:layer="layout" svg:width="0.676cm" svg:height="0.758cm" svg:x="3.849cm" svg:y="6.581cm">
          <draw:text-box>
            <text:p text:style-name="P7"><text:span text:style-name="T10">F</text:span></text:p>
          </draw:text-box>
        </draw:frame>
        <draw:frame draw:style-name="gr52" draw:text-style-name="P25" draw:layer="layout" svg:width="0.676cm" svg:height="0.758cm" svg:x="3.863cm" svg:y="7.232cm">
          <draw:text-box>
            <text:p text:style-name="P7"><text:span text:style-name="T10">T</text:span></text:p>
          </draw:text-box>
        </draw:frame>
        <draw:frame draw:style-name="gr53" draw:text-style-name="P13" draw:layer="layout" svg:width="0.777cm" svg:height="0.818cm" svg:x="15.196cm" svg:y="-5.321cm">
          <draw:text-box>
            <text:p text:style-name="P7"><text:span text:style-name="T6">x</text:span></text:p>
          </draw:text-box>
        </draw:frame>
        <draw:frame draw:style-name="gr54" draw:text-style-name="P13" draw:layer="layout" svg:width="0.777cm" svg:height="0.818cm" svg:x="15.175cm" svg:y="-10.79cm">
          <draw:text-box>
            <text:p text:style-name="P7"><text:span text:style-name="T6">x</text:span></text:p>
          </draw:text-box>
        </draw:frame>
        <draw:frame draw:style-name="gr55" draw:text-style-name="P13" draw:layer="layout" svg:width="0.777cm" svg:height="0.818cm" svg:x="20.643cm" svg:y="-8.653cm">
          <draw:text-box>
            <text:p text:style-name="P7"><text:span text:style-name="T6">x</text:span></text:p>
          </draw:text-box>
        </draw:frame>
        <draw:frame draw:style-name="gr56" draw:text-style-name="P13" draw:layer="layout" svg:width="0.777cm" svg:height="0.818cm" svg:x="20.729cm" svg:y="-4.353cm">
          <draw:text-box>
            <text:p text:style-name="P7"><text:span text:style-name="T6">x</text:span></text:p>
          </draw:text-box>
        </draw:frame>
        <draw:frame draw:style-name="gr57" draw:text-style-name="P26" draw:layer="layout" svg:width="1.687cm" svg:height="0.818cm" svg:x="6.203cm" svg:y="2.549cm">
          <draw:text-box>
            <text:p text:style-name="P7"><text:span text:style-name="T11">val</text:span><text:span text:style-name="T11">ue</text:span></text:p>
          </draw:text-box>
        </draw:frame>
        <draw:line draw:style-name="gr10" draw:text-style-name="P10" draw:layer="layout" svg:x1="15.307cm" svg:y1="-2.465cm" svg:x2="15.588cm" svg:y2="-2.465cm">
          <text:p/>
        </draw:line>
        <draw:line draw:style-name="gr10" draw:text-style-name="P10" draw:layer="layout" svg:x1="21.022cm" svg:y1="-5.969cm" svg:x2="21.022cm" svg:y2="-5.546cm">
          <text:p/>
        </draw:line>
        <draw:frame draw:style-name="gr38" draw:text-style-name="P4" draw:layer="layout" svg:width="1.446cm" svg:height="0.725cm" svg:x="19.47cm" svg:y="-5.903cm">
          <draw:text-box>
            <text:p text:style-name="P3"><text:span text:style-name="T1">res</text:span><text:span text:style-name="T1">et</text:span></text:p>
          </draw:text-box>
        </draw:frame>
        <draw:line draw:style-name="gr10" draw:text-style-name="P10" draw:layer="layout" svg:x1="20.74cm" svg:y1="-5.546cm" svg:x2="21.021cm" svg:y2="-5.546cm">
          <text:p/>
        </draw:line>
        <draw:custom-shape draw:style-name="gr58" draw:text-style-name="P27"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5.691cm" svg:y1="2.953cm" svg:x2="6.316cm" svg:y2="2.937cm">
          <text:p/>
        </draw:line>
        <draw:line draw:style-name="gr10" draw:text-style-name="P10" draw:layer="layout" svg:x1="2.226cm" svg:y1="3.559cm" svg:x2="2.809cm" svg:y2="3.542cm">
          <text:p/>
        </draw:line>
        <draw:frame draw:style-name="gr59" draw:text-style-name="P8" draw:layer="layout" svg:width="1.425cm" svg:height="0.758cm" svg:x="0.968cm" svg:y="3.157cm">
          <draw:text-box>
            <text:p text:style-name="P7"><text:span text:style-name="T3">cle</text:span><text:span text:style-name="T3">ar</text:span></text:p>
          </draw:text-box>
        </draw:frame>
        <draw:frame draw:style-name="gr60" draw:text-style-name="P8" draw:layer="layout" svg:width="2.369cm" svg:height="0.758cm" svg:x="0.039cm" svg:y="2.125cm">
          <draw:text-box>
            <text:p text:style-name="P7"><text:span text:style-name="T3">incr</text:span><text:span text:style-name="T3">em</text:span><text:span text:style-name="T3">ent</text:span></text:p>
          </draw:text-box>
        </draw:frame>
        <draw:line draw:style-name="gr10" draw:text-style-name="P10" draw:layer="layout" svg:x1="2.256cm" svg:y1="2.531cm" svg:x2="2.881cm" svg:y2="2.515cm">
          <text:p/>
        </draw:line>
        <draw:frame draw:style-name="gr61" draw:text-style-name="P26" draw:layer="layout" svg:width="1.717cm" svg:height="0.818cm" svg:x="6.64cm" svg:y="7.1cm">
          <draw:text-box>
            <text:p text:style-name="P7"><text:span text:style-name="T11">res</text:span><text:span text:style-name="T11">ult</text:span></text:p>
          </draw:text-box>
        </draw:frame>
        <draw:line draw:style-name="gr62" draw:text-style-name="P24" draw:layer="layout" svg:x1="3.597cm" svg:y1="7.562cm" svg:x2="3.997cm" svg:y2="7.562cm">
          <text:p/>
        </draw:line>
        <draw:frame draw:style-name="gr63" draw:text-style-name="P8" draw:layer="layout" svg:width="0.976cm" svg:height="0.758cm" svg:x="2.81cm" svg:y="7.187cm">
          <draw:text-box>
            <text:p text:style-name="P7"><text:span text:style-name="T3">42</text:span></text:p>
          </draw:text-box>
        </draw:frame>
        <draw:line draw:style-name="gr64" draw:text-style-name="P24" draw:layer="layout" svg:x1="3.595cm" svg:y1="6.928cm" svg:x2="3.995cm" svg:y2="6.928cm">
          <text:p/>
        </draw:line>
        <draw:frame draw:style-name="gr65" draw:text-style-name="P8" draw:layer="layout" svg:width="0.739cm" svg:height="0.758cm" svg:x="3.026cm" svg:y="6.553cm">
          <draw:text-box>
            <text:p text:style-name="P7"><text:span text:style-name="T3">0</text:span></text:p>
          </draw:text-box>
        </draw:frame>
        <draw:rect draw:style-name="gr33" draw:text-style-name="P20" draw:layer="layout" svg:width="4.075cm" svg:height="1cm" svg:x="9.475cm" svg:y="5.373cm">
          <text:p text:style-name="P14"><text:span text:style-name="T8">ap</text:span><text:span text:style-name="T8">bB</text:span><text:span text:style-name="T8">rid</text:span><text:span text:style-name="T8">ge</text:span></text:p>
        </draw:rect>
        <draw:rect draw:style-name="gr1" draw:text-style-name="P1" draw:layer="layout" svg:width="4.075cm" svg:height="1.176cm" svg:x="9.475cm" svg:y="6.373cm">
          <text:p/>
        </draw:rect>
        <draw:g>
          <draw:rect draw:style-name="gr7" draw:text-style-name="P9" draw:layer="layout" svg:width="0.5cm" svg:height="0.5cm" svg:x="13.25cm" svg:y="6.705cm">
            <text:p/>
          </draw:rect>
          <draw:frame draw:style-name="gr8" draw:text-style-name="P4" draw:layer="layout" svg:width="2.246cm" svg:height="0.725cm" svg:x="11.09cm" svg:y="6.573cm">
            <draw:text-box>
              <text:p text:style-name="P3"><text:span text:style-name="T1">apb</text:span></text:p>
            </draw:text-box>
          </draw:frame>
        </draw:g>
        <draw:g>
          <draw:rect draw:style-name="gr7" draw:text-style-name="P9" draw:layer="layout" svg:width="0.5cm" svg:height="0.5cm" svg:x="9.216cm" svg:y="6.706cm">
            <text:p/>
          </draw:rect>
          <draw:frame draw:style-name="gr9" draw:text-style-name="P4" draw:layer="layout" svg:width="2.471cm" svg:height="0.725cm" svg:x="9.716cm" svg:y="6.574cm">
            <draw:text-box>
              <text:p text:style-name="P3"><text:span text:style-name="T1">axi</text:span></text:p>
            </draw:text-box>
          </draw:frame>
        </draw:g>
        <draw:rect draw:style-name="gr1" draw:text-style-name="P1" draw:layer="layout" svg:width="4.075cm" svg:height="1.176cm" svg:x="21.613cm" svg:y="6.37cm">
          <text:p/>
        </draw:rect>
        <draw:g>
          <draw:rect draw:style-name="gr7" draw:text-style-name="P9" draw:layer="layout" svg:width="0.5cm" svg:height="0.5cm" svg:x="25.388cm" svg:y="6.702cm">
            <text:p/>
          </draw:rect>
          <draw:frame draw:style-name="gr8" draw:text-style-name="P4" draw:layer="layout" svg:width="2.246cm" svg:height="0.725cm" svg:x="23.228cm" svg:y="6.57cm">
            <draw:text-box>
              <text:p text:style-name="P3"><text:span text:style-name="T1">gpi</text:span><text:span text:style-name="T1">o</text:span></text:p>
            </draw:text-box>
          </draw:frame>
        </draw:g>
        <draw:g>
          <draw:rect draw:style-name="gr7" draw:text-style-name="P9" draw:layer="layout" svg:width="0.5cm" svg:height="0.5cm" svg:x="21.354cm" svg:y="6.703cm">
            <text:p/>
          </draw:rect>
          <draw:frame draw:style-name="gr9" draw:text-style-name="P4" draw:layer="layout" svg:width="2.471cm" svg:height="0.725cm" svg:x="21.854cm" svg:y="6.571cm">
            <draw:text-box>
              <text:p text:style-name="P3"><text:span text:style-name="T1">apb</text:span></text:p>
            </draw:text-box>
          </draw:frame>
        </draw:g>
        <draw:rect draw:style-name="gr33" draw:text-style-name="P20" draw:layer="layout" svg:width="4.075cm" svg:height="1cm" svg:x="21.613cm" svg:y="7.962cm">
          <text:p text:style-name="P14"><text:span text:style-name="T8">gpi</text:span><text:span text:style-name="T8">oB</text:span></text:p>
        </draw:rect>
        <draw:rect draw:style-name="gr1" draw:text-style-name="P1" draw:layer="layout" svg:width="4.075cm" svg:height="1.176cm" svg:x="21.613cm" svg:y="8.962cm">
          <text:p/>
        </draw:rect>
        <draw:g>
          <draw:rect draw:style-name="gr7" draw:text-style-name="P9" draw:layer="layout" svg:width="0.5cm" svg:height="0.5cm" svg:x="25.388cm" svg:y="9.294cm">
            <text:p/>
          </draw:rect>
          <draw:frame draw:style-name="gr8" draw:text-style-name="P4" draw:layer="layout" svg:width="2.246cm" svg:height="0.725cm" svg:x="23.228cm" svg:y="9.162cm">
            <draw:text-box>
              <text:p text:style-name="P3"><text:span text:style-name="T1">gpi</text:span><text:span text:style-name="T1">o</text:span></text:p>
            </draw:text-box>
          </draw:frame>
        </draw:g>
        <draw:g>
          <draw:rect draw:style-name="gr7" draw:text-style-name="P9" draw:layer="layout" svg:width="0.5cm" svg:height="0.5cm" svg:x="21.354cm" svg:y="9.295cm">
            <text:p/>
          </draw:rect>
          <draw:frame draw:style-name="gr9" draw:text-style-name="P4" draw:layer="layout" svg:width="2.471cm" svg:height="0.725cm" svg:x="21.854cm" svg:y="9.163cm">
            <draw:text-box>
              <text:p text:style-name="P3"><text:span text:style-name="T1">apb</text:span></text:p>
            </draw:text-box>
          </draw:frame>
        </draw:g>
        <draw:custom-shape draw:style-name="gr66" draw:text-style-name="P28"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 draw:text-style-name="P10" draw:layer="layout" svg:x1="18.96cm" svg:y1="6.994cm" svg:x2="21.315cm" svg:y2="6.994cm">
          <text:p/>
        </draw:line>
        <draw:line draw:style-name="gr10" draw:text-style-name="P10" draw:layer="layout" svg:x1="20.504cm" svg:y1="9.547cm" svg:x2="21.315cm" svg:y2="9.547cm">
          <text:p/>
        </draw:line>
        <draw:line draw:style-name="gr10" draw:text-style-name="P10" draw:layer="layout" svg:x1="14.471cm" svg:y1="6.96cm" svg:x2="13.731cm" svg:y2="6.96cm">
          <text:p/>
        </draw:line>
        <draw:frame draw:style-name="gr67" draw:text-style-name="P30" draw:layer="layout" svg:width="3.93cm" svg:height="0.882cm" draw:transform="rotate (1.5707963267949) translate (11.677cm 1cm)">
          <draw:text-box>
            <text:p text:style-name="P29"><text:span text:style-name="T12">Ap</text:span><text:span text:style-name="T12">bD</text:span><text:span text:style-name="T12">ec</text:span><text:span text:style-name="T12">od</text:span><text:span text:style-name="T12">er</text:span></text:p>
          </draw:text-box>
        </draw:frame>
        <draw:rect draw:style-name="gr33" draw:text-style-name="P20" draw:layer="layout" svg:width="4.075cm" svg:height="1cm" svg:x="21.614cm" svg:y="5.362cm">
          <text:p text:style-name="P14"><text:span text:style-name="T8">gpi</text:span><text:span text:style-name="T8">oA</text:span></text:p>
        </draw:rect>
        <draw:rect draw:style-name="gr33" draw:text-style-name="P20" draw:layer="layout" svg:width="4.075cm" svg:height="1cm" svg:x="21.607cm" svg:y="10.562cm">
          <text:p text:style-name="P14"><text:span text:style-name="T8">gpi</text:span><text:span text:style-name="T8">oC</text:span></text:p>
        </draw:rect>
        <draw:rect draw:style-name="gr1" draw:text-style-name="P1" draw:layer="layout" svg:width="4.075cm" svg:height="1.176cm" svg:x="21.607cm" svg:y="11.562cm">
          <text:p/>
        </draw:rect>
        <draw:g>
          <draw:rect draw:style-name="gr7" draw:text-style-name="P9" draw:layer="layout" svg:width="0.5cm" svg:height="0.5cm" svg:x="25.382cm" svg:y="11.894cm">
            <text:p/>
          </draw:rect>
          <draw:frame draw:style-name="gr8" draw:text-style-name="P4" draw:layer="layout" svg:width="2.246cm" svg:height="0.725cm" svg:x="23.222cm" svg:y="11.762cm">
            <draw:text-box>
              <text:p text:style-name="P3"><text:span text:style-name="T1">gpi</text:span><text:span text:style-name="T1">o</text:span></text:p>
            </draw:text-box>
          </draw:frame>
        </draw:g>
        <draw:g>
          <draw:rect draw:style-name="gr7" draw:text-style-name="P9" draw:layer="layout" svg:width="0.5cm" svg:height="0.5cm" svg:x="21.348cm" svg:y="11.895cm">
            <text:p/>
          </draw:rect>
          <draw:frame draw:style-name="gr9" draw:text-style-name="P4" draw:layer="layout" svg:width="2.471cm" svg:height="0.725cm" svg:x="21.848cm" svg:y="11.763cm">
            <draw:text-box>
              <text:p text:style-name="P3"><text:span text:style-name="T1">apb</text:span></text:p>
            </draw:text-box>
          </draw:frame>
        </draw:g>
        <draw:rect draw:style-name="gr33" draw:text-style-name="P20" draw:layer="layout" svg:width="4.075cm" svg:height="1cm" svg:x="14.685cm" svg:y="5.406cm">
          <text:p text:style-name="P14"><text:span text:style-name="T8">ap</text:span><text:span text:style-name="T8">bD</text:span><text:span text:style-name="T8">ec</text:span><text:span text:style-name="T8">od</text:span><text:span text:style-name="T8">er</text:span></text:p>
        </draw:rect>
        <draw:rect draw:style-name="gr1" draw:text-style-name="P1" draw:layer="layout" svg:width="4.075cm" svg:height="2.467cm" svg:x="14.685cm" svg:y="6.406cm">
          <text:p/>
        </draw:rect>
        <draw:g>
          <draw:rect draw:style-name="gr7" draw:text-style-name="P9" draw:layer="layout" svg:width="0.5cm" svg:height="0.5cm" svg:x="18.46cm" svg:y="6.738cm">
            <text:p/>
          </draw:rect>
          <draw:frame draw:style-name="gr8" draw:text-style-name="P4" draw:layer="layout" svg:width="2.246cm" svg:height="0.725cm" svg:x="16.3cm" svg:y="6.606cm">
            <draw:text-box>
              <text:p text:style-name="P3"><text:span text:style-name="T1">out</text:span><text:span text:style-name="T1">put(</text:span><text:span text:style-name="T1">0)</text:span></text:p>
            </draw:text-box>
          </draw:frame>
        </draw:g>
        <draw:g>
          <draw:rect draw:style-name="gr7" draw:text-style-name="P9" draw:layer="layout" svg:width="0.5cm" svg:height="0.5cm" svg:x="14.426cm" svg:y="6.739cm">
            <text:p/>
          </draw:rect>
          <draw:frame draw:style-name="gr9" draw:text-style-name="P4" draw:layer="layout" svg:width="2.471cm" svg:height="0.725cm" svg:x="14.926cm" svg:y="6.607cm">
            <draw:text-box>
              <text:p text:style-name="P3"><text:span text:style-name="T1">inp</text:span><text:span text:style-name="T1">ut</text:span></text:p>
            </draw:text-box>
          </draw:frame>
        </draw:g>
        <draw:g>
          <draw:rect draw:style-name="gr7" draw:text-style-name="P9" draw:layer="layout" svg:width="0.5cm" svg:height="0.5cm" svg:x="18.474cm" svg:y="7.439cm">
            <text:p/>
          </draw:rect>
          <draw:frame draw:style-name="gr8" draw:text-style-name="P4" draw:layer="layout" svg:width="2.246cm" svg:height="0.725cm" svg:x="16.314cm" svg:y="7.307cm">
            <draw:text-box>
              <text:p text:style-name="P3"><text:span text:style-name="T1">out</text:span><text:span text:style-name="T1">put(</text:span><text:span text:style-name="T1">1)</text:span></text:p>
            </draw:text-box>
          </draw:frame>
        </draw:g>
        <draw:g>
          <draw:rect draw:style-name="gr7" draw:text-style-name="P9" draw:layer="layout" svg:width="0.5cm" svg:height="0.5cm" svg:x="18.474cm" svg:y="8.139cm">
            <text:p/>
          </draw:rect>
          <draw:frame draw:style-name="gr8" draw:text-style-name="P4" draw:layer="layout" svg:width="2.246cm" svg:height="0.725cm" svg:x="16.314cm" svg:y="8.007cm">
            <draw:text-box>
              <text:p text:style-name="P3"><text:span text:style-name="T1">out</text:span><text:span text:style-name="T1">put(</text:span><text:span text:style-name="T1">2)</text:span></text:p>
            </draw:text-box>
          </draw:frame>
        </draw:g>
        <draw:line draw:style-name="gr10" draw:text-style-name="P10" draw:layer="layout" svg:x1="18.974cm" svg:y1="7.693cm" svg:x2="20.504cm" svg:y2="7.693cm">
          <text:p/>
        </draw:line>
        <draw:line draw:style-name="gr10" draw:text-style-name="P10" draw:layer="layout" svg:x1="20.504cm" svg:y1="9.516cm" svg:x2="20.504cm" svg:y2="7.693cm">
          <text:p/>
        </draw:line>
        <draw:line draw:style-name="gr10" draw:text-style-name="P10" draw:layer="layout" svg:x1="18.974cm" svg:y1="8.439cm" svg:x2="19.785cm" svg:y2="8.439cm">
          <text:p/>
        </draw:line>
        <draw:line draw:style-name="gr10" draw:text-style-name="P10" draw:layer="layout" svg:x1="19.785cm" svg:y1="12.156cm" svg:x2="19.785cm" svg:y2="8.439cm">
          <text:p/>
        </draw:line>
        <draw:line draw:style-name="gr10" draw:text-style-name="P10" draw:layer="layout" svg:x1="19.818cm" svg:y1="12.128cm" svg:x2="21.348cm" svg:y2="12.128cm">
          <text:p/>
        </draw:line>
        <draw:line draw:style-name="gr68" draw:text-style-name="P10" draw:layer="layout" svg:x1="8.251cm" svg:y1="18.941cm" svg:x2="8.257cm" svg:y2="17.892cm">
          <text:p/>
        </draw:line>
        <draw:rect draw:style-name="gr31" draw:text-style-name="P1" draw:layer="layout" svg:width="4.017cm" svg:height="1cm" svg:x="6.16cm" svg:y="18.941cm">
          <text:p text:style-name="P16">Synthesis</text:p>
        </draw:rect>
        <draw:rect draw:style-name="gr31" draw:text-style-name="P1" draw:layer="layout" svg:width="4.017cm" svg:height="1cm" svg:x="6.149cm" svg:y="16.892cm">
          <text:p text:style-name="P16">Netlist (VHDL/Verilog)</text:p>
        </draw:rect>
        <draw:rect draw:style-name="gr31" draw:text-style-name="P1" draw:layer="layout" svg:width="4.017cm" svg:height="1cm" svg:x="2.81cm" svg:y="14.635cm">
          <text:p text:style-name="P16">User</text:p>
        </draw:rect>
        <draw:g>
          <draw:g>
            <draw:rect draw:style-name="gr1" draw:text-style-name="P1" draw:layer="layout" svg:width="1cm" svg:height="1.747cm" svg:x="5.312cm" svg:y="25.438cm">
              <text:p/>
            </draw:rect>
            <draw:custom-shape draw:style-name="gr2" draw:text-style-name="P2"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5cm" svg:y="25.46cm">
            <draw:text-box>
              <text:p text:style-name="P3"><text:span text:style-name="T1">D</text:span></text:p>
            </draw:text-box>
          </draw:frame>
          <draw:frame draw:style-name="gr4" draw:text-style-name="P4" draw:layer="layout" svg:width="0.832cm" svg:height="0.725cm" svg:x="5.656cm" svg:y="25.461cm">
            <draw:text-box>
              <text:p text:style-name="P3"><text:span text:style-name="T1">Q</text:span></text:p>
            </draw:text-box>
          </draw:frame>
        </draw:g>
        <draw:g>
          <draw:g>
            <draw:rect draw:style-name="gr1" draw:text-style-name="P1" draw:layer="layout" svg:width="1cm" svg:height="1.747cm" svg:x="5.313cm" svg:y="25.439cm">
              <text:p/>
            </draw:rect>
            <draw:custom-shape draw:style-name="gr2" draw:text-style-name="P2"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6cm" svg:y="25.461cm">
            <draw:text-box>
              <text:p text:style-name="P3"><text:span text:style-name="T1">D</text:span></text:p>
            </draw:text-box>
          </draw:frame>
          <draw:frame draw:style-name="gr4" draw:text-style-name="P4" draw:layer="layout" svg:width="0.832cm" svg:height="0.725cm" svg:x="5.657cm" svg:y="25.462cm">
            <draw:text-box>
              <text:p text:style-name="P3"><text:span text:style-name="T1">Q</text:span></text:p>
            </draw:text-box>
          </draw:frame>
        </draw:g>
        <draw:frame draw:style-name="gr12" draw:text-style-name="P4" draw:layer="layout" svg:width="1.281cm" svg:height="0.725cm" svg:x="4.032cm" svg:y="26.445cm">
          <draw:text-box>
            <text:p text:style-name="P3"><text:span text:style-name="T1">clk</text:span></text:p>
          </draw:text-box>
        </draw:frame>
        <draw:line draw:style-name="gr10" draw:text-style-name="P10" draw:layer="layout" svg:x1="5.032cm" svg:y1="26.791cm" svg:x2="5.313cm" svg:y2="26.791cm">
          <text:p/>
        </draw:line>
        <draw:line draw:style-name="gr10" draw:text-style-name="P10" draw:layer="layout" svg:x1="6.354cm" svg:y1="25.835cm" svg:x2="7.245cm" svg:y2="25.835cm">
          <text:p/>
        </draw:line>
        <draw:line draw:style-name="gr10" draw:text-style-name="P10" draw:layer="layout" svg:x1="4.755cm" svg:y1="25.835cm" svg:x2="5.29cm" svg:y2="25.835cm">
          <text:p/>
        </draw:line>
        <draw:g>
          <draw:g>
            <draw:rect draw:style-name="gr1" draw:text-style-name="P1" draw:layer="layout" svg:width="1cm" svg:height="1.989cm" svg:x="10.681cm" svg:y="25.201cm">
              <text:p/>
            </draw:rect>
            <draw:custom-shape draw:style-name="gr2" draw:text-style-name="P2"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24cm" svg:y="25.223cm">
            <draw:text-box>
              <text:p text:style-name="P3"><text:span text:style-name="T1">D</text:span></text:p>
            </draw:text-box>
          </draw:frame>
          <draw:frame draw:style-name="gr4" draw:text-style-name="P4" draw:layer="layout" svg:width="0.832cm" svg:height="0.725cm" svg:x="11.025cm" svg:y="25.224cm">
            <draw:text-box>
              <text:p text:style-name="P3"><text:span text:style-name="T1">Q</text:span></text:p>
            </draw:text-box>
          </draw:frame>
        </draw:g>
        <draw:frame draw:style-name="gr39" draw:text-style-name="P4" draw:layer="layout" svg:width="1.349cm" svg:height="0.725cm" svg:x="10.495cm" svg:y="26.567cm">
          <draw:text-box>
            <text:p text:style-name="P3"><text:span text:style-name="T1">CL</text:span><text:span text:style-name="T1">R</text:span></text:p>
          </draw:text-box>
        </draw:fram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10.102cm" svg:y1="25.994cm" svg:x2="10.637cm" svg:y2="25.994cm">
          <text:p/>
        </draw:lin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8.458cm" svg:y1="25.994cm" svg:x2="10.637cm" svg:y2="25.994cm">
          <text:p/>
        </draw:line>
        <draw:line draw:style-name="gr10" draw:text-style-name="P10" draw:layer="layout" svg:x1="11.702cm" svg:y1="25.567cm" svg:x2="12.237cm" svg:y2="25.567cm">
          <text:p/>
        </draw:line>
        <draw:line draw:style-name="gr10" draw:text-style-name="P10" draw:layer="layout" svg:x1="10.103cm" svg:y1="25.567cm" svg:x2="10.638cm" svg:y2="25.567cm">
          <text:p/>
        </draw:line>
        <draw:frame draw:style-name="gr39" draw:text-style-name="P4" draw:layer="layout" svg:width="1.349cm" svg:height="0.725cm" svg:x="9.082cm" svg:y="25.231cm">
          <draw:text-box>
            <text:p text:style-name="P3"><text:span text:style-name="T1">50</text:span></text:p>
          </draw:text-box>
        </draw:frame>
        <draw:line draw:style-name="gr10" draw:text-style-name="P10" draw:layer="layout" svg:x1="11.702cm" svg:y1="25.567cm" svg:x2="12.237cm" svg:y2="25.567cm">
          <text:p/>
        </draw:line>
        <draw:frame draw:style-name="gr12" draw:text-style-name="P4" draw:layer="layout" svg:width="1.281cm" svg:height="0.725cm" svg:x="9.448cm" svg:y="26.182cm">
          <draw:text-box>
            <text:p text:style-name="P3"><text:span text:style-name="T1">clk</text:span></text:p>
          </draw:text-box>
        </draw:frame>
        <draw:line draw:style-name="gr10" draw:text-style-name="P10" draw:layer="layout" svg:x1="10.448cm" svg:y1="26.528cm" svg:x2="10.729cm" svg:y2="26.528cm">
          <text:p/>
        </draw:line>
        <draw:line draw:style-name="gr10" draw:text-style-name="P10" draw:layer="layout" svg:x1="10.448cm" svg:y1="26.528cm" svg:x2="10.729cm" svg:y2="26.528cm">
          <text:p/>
        </draw:line>
        <draw:frame draw:style-name="gr69" draw:text-style-name="P13" draw:layer="layout" svg:width="1.548cm" svg:height="0.818cm" svg:x="5.062cm" svg:y="24.744cm">
          <draw:text-box>
            <text:p text:style-name="P7"><text:span text:style-name="T6">re</text:span><text:span text:style-name="T6">g1</text:span></text:p>
          </draw:text-box>
        </draw:frame>
        <draw:frame draw:style-name="gr70" draw:text-style-name="P13" draw:layer="layout" svg:width="1.548cm" svg:height="0.818cm" svg:x="10.404cm" svg:y="24.506cm">
          <draw:text-box>
            <text:p text:style-name="P7"><text:span text:style-name="T6">re</text:span><text:span text:style-name="T6">g2</text:span></text:p>
          </draw:text-box>
        </draw:frame>
        <draw:line draw:style-name="gr10" draw:text-style-name="P10" draw:layer="layout" svg:x1="11.168cm" svg:y1="27.19cm" svg:x2="11.168cm" svg:y2="27.613cm">
          <text:p/>
        </draw:line>
        <draw:frame draw:style-name="gr38" draw:text-style-name="P4" draw:layer="layout" svg:width="1.446cm" svg:height="0.725cm" svg:x="9.616cm" svg:y="27.256cm">
          <draw:text-box>
            <text:p text:style-name="P3"><text:span text:style-name="T1">res</text:span><text:span text:style-name="T1">et</text:span></text:p>
          </draw:text-box>
        </draw:frame>
        <draw:line draw:style-name="gr10" draw:text-style-name="P10" draw:layer="layout" svg:x1="10.886cm" svg:y1="27.613cm" svg:x2="11.167cm" svg:y2="27.613cm">
          <text:p/>
        </draw:line>
        <draw:connector draw:style-name="gr71" draw:text-style-name="P24" draw:layer="layout" svg:x1="6.988cm" svg:y1="26.229cm" svg:x2="7.455cm" svg:y2="26.232cm" svg:d="M6988 26229h234v3h233" svg:viewBox="0 0 468 4">
          <text:p/>
        </draw:connector>
        <draw:path draw:style-name="gr72" draw:text-style-name="P6" draw:layer="layout" svg:width="0.749cm" svg:height="0.749cm" svg:x="7.173cm" svg:y="25.627cm" svg:viewBox="0 0 750 750" svg:d="M375 0c213 0 375 162 375 375s-162 375-375 375-375-162-375-375 162-375 375-375z">
          <text:p text:style-name="P5"><text:span text:style-name="T2">=</text:span></text:p>
        </draw:path>
        <draw:frame draw:style-name="gr73" draw:text-style-name="P8" draw:layer="layout" svg:width="1.281cm" svg:height="0.758cm" svg:x="6.034cm" svg:y="25.858cm">
          <draw:text-box>
            <text:p text:style-name="P7"><text:span text:style-name="T3">42</text:span></text:p>
          </draw:text-box>
        </draw:frame>
        <draw:line draw:style-name="gr10" draw:text-style-name="P10" draw:layer="layout" svg:x1="7.923cm" svg:y1="26.002cm" svg:x2="8.458cm" svg:y2="26.002cm">
          <text:p/>
        </draw:line>
        <draw:frame draw:style-name="gr74" draw:text-style-name="P13" draw:layer="layout" svg:width="1.679cm" svg:height="0.818cm" svg:x="7.742cm" svg:y="25.226cm">
          <draw:text-box>
            <text:p text:style-name="P7"><text:span text:style-name="T6">co</text:span><text:span text:style-name="T6">nd</text:span></text:p>
          </draw:text-box>
        </draw:frame>
        <draw:rect draw:style-name="gr75" draw:text-style-name="P31" draw:layer="layout" svg:width="8.617cm" svg:height="4.407cm" svg:x="3.909cm" svg:y="24.091cm">
          <text:p/>
        </draw:rect>
        <draw:frame draw:style-name="gr76" draw:text-style-name="P13" draw:layer="layout" svg:width="6.391cm" svg:height="0.818cm" svg:x="5.069cm" svg:y="23.273cm">
          <draw:text-box>
            <text:p text:style-name="P7"><text:span text:style-name="T6">Ha</text:span><text:span text:style-name="T6">rd</text:span><text:span text:style-name="T6">wa</text:span><text:span text:style-name="T6">re </text:span><text:span text:style-name="T6">net</text:span><text:span text:style-name="T6">list</text:span></text:p>
          </draw:text-box>
        </draw:frame>
        <draw:rect draw:style-name="gr75" draw:text-style-name="P31" draw:layer="layout" svg:width="10.11cm" svg:height="7.988cm" svg:x="3.835cm" svg:y="31.283cm">
          <text:p/>
        </draw:rect>
        <draw:frame draw:style-name="gr77" draw:text-style-name="P13" draw:layer="layout" svg:width="12.186cm" svg:height="0.818cm" svg:x="2.9cm" svg:y="30.465cm">
          <draw:text-box>
            <text:p text:style-name="P7"><text:span text:style-name="T6">Ge</text:span><text:span text:style-name="T6">ne</text:span><text:span text:style-name="T6">ral </text:span><text:span text:style-name="T6">pu</text:span><text:span text:style-name="T6">rp</text:span><text:span text:style-name="T6">os</text:span><text:span text:style-name="T6">e </text:span><text:span text:style-name="T6">pr</text:span><text:span text:style-name="T6">og</text:span><text:span text:style-name="T6">ra</text:span><text:span text:style-name="T6">m</text:span><text:span text:style-name="T6">mi</text:span><text:span text:style-name="T6">ng </text:span><text:span text:style-name="T6">lan</text:span><text:span text:style-name="T6">gu</text:span><text:span text:style-name="T6">ag</text:span><text:span text:style-name="T6">e + </text:span><text:span text:style-name="T6">HD</text:span><text:span text:style-name="T6">AP</text:span><text:span text:style-name="T6">I</text:span></text:p>
          </draw:text-box>
        </draw:frame>
        <draw:frame draw:style-name="gr78" draw:text-style-name="P13" draw:layer="layout" svg:width="3.643cm" svg:height="0.818cm" svg:x="7.862cm" svg:y="21.879cm">
          <draw:text-box>
            <text:p text:style-name="P7"><text:span text:style-name="T6">VH</text:span><text:span text:style-name="T6">DL</text:span><text:span text:style-name="T6">/Ve</text:span><text:span text:style-name="T6">rilo</text:span><text:span text:style-name="T6">g</text:span></text:p>
          </draw:text-box>
        </draw:frame>
        <draw:path draw:style-name="gr79" draw:text-style-name="P32" draw:layer="layout" svg:width="0.749cm" svg:height="0.749cm" svg:x="35.255cm" svg:y="7.075cm" svg:viewBox="0 0 750 750" svg:d="M375 0c213 0 375 162 375 375s-162 375-375 375-375-162-375-375 162-375 375-375z">
          <text:p/>
        </draw:path>
        <draw:path draw:style-name="gr80" draw:text-style-name="P34" draw:layer="layout" svg:width="1.894cm" svg:height="1.894cm" svg:x="34.71cm" svg:y="9.252cm" svg:viewBox="0 0 1895 1895" svg:d="M947 0c538 0 948 409 948 947s-410 948-948 948-947-410-947-948 409-947 947-947z">
          <text:p text:style-name="P33"><text:span text:style-name="T13">sta</text:span><text:span text:style-name="T13">te</text:span><text:span text:style-name="T13">A</text:span></text:p>
        </draw:path>
        <draw:path draw:style-name="gr80" draw:text-style-name="P34" draw:layer="layout" svg:width="1.894cm" svg:height="1.894cm" svg:x="34.717cm" svg:y="12.575cm" svg:viewBox="0 0 1895 1895" svg:d="M947 0c538 0 948 409 948 947s-410 948-948 948-947-410-947-948 409-947 947-947z">
          <text:p text:style-name="P33"><text:span text:style-name="T13">sta</text:span><text:span text:style-name="T13">te</text:span><text:span text:style-name="T13">B</text:span></text:p>
        </draw:path>
        <draw:line draw:style-name="gr81" draw:text-style-name="P10" draw:layer="layout" svg:x1="35.63cm" svg:y1="7.825cm" svg:x2="35.63cm" svg:y2="9.252cm">
          <text:p/>
        </draw:line>
        <draw:line draw:style-name="gr81" draw:text-style-name="P10" draw:layer="layout" svg:x1="35.657cm" svg:y1="11.147cm" svg:x2="35.657cm" svg:y2="12.574cm">
          <text:p/>
        </draw:line>
        <draw:line draw:style-name="gr81" draw:text-style-name="P10" draw:layer="layout" svg:x1="33.596cm" svg:y1="10.199cm" svg:x2="34.71cm" svg:y2="10.199cm">
          <text:p/>
        </draw:line>
        <draw:line draw:style-name="gr82" draw:text-style-name="P10" draw:layer="layout" svg:x1="33.576cm" svg:y1="10.199cm" svg:x2="33.576cm" svg:y2="13.522cm">
          <text:p/>
        </draw:line>
        <draw:line draw:style-name="gr82" draw:text-style-name="P10" draw:layer="layout" svg:x1="34.708cm" svg:y1="13.522cm" svg:x2="33.576cm" svg:y2="13.522cm">
          <text:p/>
        </draw:line>
        <draw:frame draw:style-name="gr83" draw:text-style-name="P35" draw:layer="layout" svg:width="3.8cm" svg:height="0.839cm" svg:x="30.917cm" svg:y="13.631cm">
          <draw:text-box>
            <text:p text:style-name="P3"><text:span text:style-name="T13">co</text:span><text:span text:style-name="T13">unt</text:span><text:span text:style-name="T13">er </text:span><text:span text:style-name="T13">==</text:span><text:span text:style-name="T13">= 4</text:span></text:p>
          </draw:text-box>
        </draw:frame>
        <draw:rect draw:style-name="gr84" draw:text-style-name="P36" draw:layer="layout" svg:width="6cm" svg:height="3.133cm" svg:x="37.775cm" svg:y="11.857cm">
          <text:p text:style-name="P17"><text:span text:style-name="T13">On</text:span><text:span text:style-name="T13">En</text:span><text:span text:style-name="T13">try </text:span><text:span text:style-name="T13">=&gt; </text:span></text:p>
          <text:p text:style-name="P17"><text:span text:style-name="T13"><text:s text:c="2"/></text:span><text:span text:style-name="T13">co</text:span><text:span text:style-name="T13">unt</text:span><text:span text:style-name="T13">er </text:span><text:span text:style-name="T13">:= </text:span><text:span text:style-name="T13">0</text:span></text:p>
          <text:p text:style-name="P17"><text:span text:style-name="T13"/></text:p>
          <text:p text:style-name="P17"><text:span text:style-name="T13">wh</text:span><text:span text:style-name="T13">enI</text:span><text:span text:style-name="T13">sA</text:span><text:span text:style-name="T13">cti</text:span><text:span text:style-name="T13">ve </text:span><text:span text:style-name="T13">=&gt;</text:span></text:p>
          <text:p text:style-name="P17"><text:span text:style-name="T13"><text:s text:c="2"/></text:span><text:span text:style-name="T13">co</text:span><text:span text:style-name="T13">unt</text:span><text:span text:style-name="T13">er </text:span><text:span text:style-name="T13">:= </text:span><text:span text:style-name="T13">co</text:span><text:span text:style-name="T13">unt</text:span><text:span text:style-name="T13">er </text:span><text:span text:style-name="T13">+ 1</text:span></text:p>
        </draw:rect>
        <draw:line draw:style-name="gr85" draw:text-style-name="P10" draw:layer="layout" svg:x1="37.775cm" svg:y1="13.075cm" svg:x2="36.612cm" svg:y2="13.522cm">
          <text:p/>
        </draw:line>
        <draw:path draw:style-name="gr80" draw:text-style-name="P34" draw:layer="layout" svg:width="1.894cm" svg:height="1.894cm" svg:x="35.367cm" svg:y="17.784cm" svg:viewBox="0 0 1895 1895" svg:d="M947 0c538 0 948 409 948 947s-410 948-948 948-947-410-947-948 409-947 947-947z">
          <text:p text:style-name="P33"><text:span text:style-name="T13">sta</text:span><text:span text:style-name="T13">te</text:span><text:span text:style-name="T13">A</text:span></text:p>
        </draw:path>
        <draw:path draw:style-name="gr80" draw:text-style-name="P34" draw:layer="layout" svg:width="1.894cm" svg:height="1.894cm" svg:x="35.374cm" svg:y="21.107cm" svg:viewBox="0 0 1895 1895" svg:d="M947 0c538 0 948 409 948 947s-410 948-948 948-947-410-947-948 409-947 947-947z">
          <text:p text:style-name="P33"><text:span text:style-name="T13">sta</text:span><text:span text:style-name="T13">te</text:span><text:span text:style-name="T13">B</text:span></text:p>
        </draw:path>
        <draw:frame draw:style-name="gr83" draw:text-style-name="P35" draw:layer="layout" svg:width="3.8cm" svg:height="0.839cm" svg:x="32.197cm" svg:y="19.922cm">
          <draw:text-box>
            <text:p text:style-name="P3"><text:span text:style-name="T13">co</text:span><text:span text:style-name="T13">unt</text:span><text:span text:style-name="T13">er </text:span><text:span text:style-name="T13">==</text:span><text:span text:style-name="T13">= 4</text:span></text:p>
          </draw:text-box>
        </draw:frame>
        <draw:rect draw:style-name="gr84" draw:text-style-name="P36" draw:layer="layout" svg:width="6cm" svg:height="3.133cm" svg:x="38.283cm" svg:y="17.5cm">
          <text:p text:style-name="P17"><text:span text:style-name="T13">On</text:span><text:span text:style-name="T13">En</text:span><text:span text:style-name="T13">try </text:span><text:span text:style-name="T13">=&gt; </text:span></text:p>
          <text:p text:style-name="P17"><text:span text:style-name="T13"><text:s text:c="2"/></text:span><text:span text:style-name="T13">co</text:span><text:span text:style-name="T13">unt</text:span><text:span text:style-name="T13">er </text:span><text:span text:style-name="T13">:= </text:span><text:span text:style-name="T13">0</text:span></text:p>
          <text:p text:style-name="P17"><text:span text:style-name="T13"/></text:p>
          <text:p text:style-name="P17"><text:span text:style-name="T13">wh</text:span><text:span text:style-name="T13">enI</text:span><text:span text:style-name="T13">sA</text:span><text:span text:style-name="T13">cti</text:span><text:span text:style-name="T13">ve </text:span><text:span text:style-name="T13">=&gt;</text:span></text:p>
          <text:p text:style-name="P17"><text:span text:style-name="T13"><text:s text:c="2"/></text:span><text:span text:style-name="T13">co</text:span><text:span text:style-name="T13">unt</text:span><text:span text:style-name="T13">er </text:span><text:span text:style-name="T13">:= </text:span><text:span text:style-name="T13">co</text:span><text:span text:style-name="T13">unt</text:span><text:span text:style-name="T13">er </text:span><text:span text:style-name="T13">+ 1</text:span></text:p>
        </draw:rect>
        <draw:line draw:style-name="gr85" draw:text-style-name="P10" draw:layer="layout" svg:x1="38.283cm" svg:y1="18.718cm" svg:x2="37.12cm" svg:y2="18.718cm">
          <text:p/>
        </draw:line>
        <draw:line draw:style-name="gr81" draw:text-style-name="P10" draw:layer="layout" svg:x1="36.321cm" svg:y1="19.68cm" svg:x2="36.321cm" svg:y2="21.107cm">
          <text:p/>
        </draw:line>
        <draw:connector draw:style-name="gr86" draw:text-style-name="P10" draw:layer="layout" draw:line-skew="0.646cm" svg:x1="25.577cm" svg:y1="27.141cm" svg:x2="26.162cm" svg:y2="27.136cm" svg:d="M25577 27141h939v-5h-354" svg:viewBox="0 0 940 6">
          <text:p/>
        </draw:connector>
        <draw:path draw:style-name="gr80" draw:text-style-name="P37" draw:layer="layout" svg:width="0.987cm" svg:height="0.987cm" svg:x="27.823cm" svg:y="26.918cm" svg:viewBox="0 0 988 988" svg:d="M494 0c281 0 494 213 494 494s-213 494-494 494-494-213-494-494 213-494 494-494z">
          <text:p text:style-name="P16"><text:span text:style-name="T14">xo</text:span><text:span text:style-name="T14">r</text:span></text:p>
        </draw:path>
        <draw:frame draw:style-name="gr87" draw:text-style-name="P30" draw:layer="layout" svg:width="0.815cm" svg:height="0.882cm" svg:x="26.443cm" svg:y="26.635cm">
          <draw:text-box>
            <text:p text:style-name="P29"><text:span text:style-name="T12">a</text:span></text:p>
          </draw:text-box>
        </draw:frame>
        <draw:frame draw:style-name="gr87" draw:text-style-name="P30" draw:layer="layout" svg:width="0.815cm" svg:height="0.882cm" svg:x="26.435cm" svg:y="27.259cm">
          <draw:text-box>
            <text:p text:style-name="P29"><text:span text:style-name="T12">b</text:span></text:p>
          </draw:text-box>
        </draw:frame>
        <draw:connector draw:style-name="gr86" draw:text-style-name="P10" draw:layer="layout" draw:line-skew="0.646cm" svg:x1="25.576cm" svg:y1="27.754cm" svg:x2="26.161cm" svg:y2="27.749cm" svg:d="M25576 27754h939v-5h-354" svg:viewBox="0 0 940 6">
          <text:p/>
        </draw:connector>
        <draw:line draw:style-name="gr88" draw:text-style-name="P10" draw:layer="layout" svg:x1="27.11cm" svg:y1="27.143cm" svg:x2="27.913cm" svg:y2="27.143cm">
          <text:p/>
        </draw:line>
        <draw:line draw:style-name="gr10" draw:text-style-name="P10" draw:layer="layout" svg:x1="28.811cm" svg:y1="27.412cm" svg:x2="29.361cm" svg:y2="27.412cm">
          <text:p/>
        </draw:line>
        <draw:line draw:style-name="gr10" draw:text-style-name="P10" draw:layer="layout" svg:x1="28.811cm" svg:y1="27.412cm" svg:x2="29.361cm" svg:y2="27.412cm">
          <text:p/>
        </draw:line>
        <draw:frame draw:style-name="gr89" draw:text-style-name="P30" draw:layer="layout" svg:width="1.882cm" svg:height="0.882cm" svg:x="29.251cm" svg:y="26.964cm">
          <draw:text-box>
            <text:p text:style-name="P29"><text:span text:style-name="T12">re</text:span><text:span text:style-name="T12">sul</text:span><text:span text:style-name="T12">t</text:span></text:p>
          </draw:text-box>
        </draw:frame>
        <draw:line draw:style-name="gr10" draw:text-style-name="P10" draw:layer="layout" svg:x1="30.144cm" svg:y1="28.861cm" svg:x2="30.154cm" svg:y2="27.746cm">
          <text:p/>
        </draw:line>
        <draw:line draw:style-name="gr88" draw:text-style-name="P10" draw:layer="layout" svg:x1="30.144cm" svg:y1="28.861cm" svg:x2="25.548cm" svg:y2="28.862cm">
          <text:p/>
        </draw:line>
        <draw:line draw:style-name="gr88" draw:text-style-name="P10" draw:layer="layout" svg:x1="27.11cm" svg:y1="27.743cm" svg:x2="27.913cm" svg:y2="27.743cm">
          <text:p/>
        </draw:line>
        <draw:custom-shape draw:style-name="gr58" draw:text-style-name="P27"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0.89cm" svg:y1="28.063cm" svg:x2="22.134cm" svg:y2="28.063cm">
          <text:p/>
        </draw:line>
        <draw:frame draw:style-name="gr90" draw:text-style-name="P30" draw:layer="layout" svg:width="3.512cm" svg:height="0.882cm" svg:x="17.501cm" svg:y="27.595cm">
          <draw:text-box>
            <text:p text:style-name="P29"><text:span text:style-name="T12">m</text:span><text:span text:style-name="T12">e</text:span><text:span text:style-name="T12">m</text:span><text:span text:style-name="T12">or</text:span><text:span text:style-name="T12">yB</text:span><text:span text:style-name="T12">us</text:span></text:p>
          </draw:text-box>
        </draw:frame>
        <draw:custom-shape draw:style-name="gr58" draw:text-style-name="P38"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1.385cm" svg:y1="20.244cm" svg:x2="22.629cm" svg:y2="20.244cm">
          <text:p/>
        </draw:line>
        <draw:frame draw:style-name="gr90" draw:text-style-name="P30" draw:layer="layout" svg:width="3.512cm" svg:height="0.882cm" svg:x="17.996cm" svg:y="19.776cm">
          <draw:text-box>
            <text:p text:style-name="P29"><text:span text:style-name="T12">m</text:span><text:span text:style-name="T12">e</text:span><text:span text:style-name="T12">m</text:span><text:span text:style-name="T12">or</text:span><text:span text:style-name="T12">yB</text:span><text:span text:style-name="T12">us</text:span></text:p>
          </draw:text-box>
        </draw:frame>
        <draw:line draw:style-name="gr29" draw:text-style-name="P10" draw:layer="layout" svg:x1="26.365cm" svg:y1="19.198cm" svg:x2="27.609cm" svg:y2="19.198cm">
          <text:p/>
        </draw:line>
        <draw:line draw:style-name="gr29" draw:text-style-name="P10" draw:layer="layout" svg:x1="21.385cm" svg:y1="20.244cm" svg:x2="22.629cm" svg:y2="20.244cm">
          <text:p/>
        </draw:line>
        <draw:frame draw:style-name="gr91" draw:text-style-name="P30" draw:layer="layout" svg:width="1.979cm" svg:height="0.882cm" svg:x="27.456cm" svg:y="18.797cm">
          <draw:text-box>
            <text:p text:style-name="P29"><text:span text:style-name="T12">sig</text:span><text:span text:style-name="T12">nal</text:span></text:p>
          </draw:text-box>
        </draw:frame>
        <draw:line draw:style-name="gr29" draw:text-style-name="P10" draw:layer="layout" svg:x1="26.365cm" svg:y1="19.898cm" svg:x2="27.609cm" svg:y2="19.898cm">
          <text:p/>
        </draw:line>
        <draw:frame draw:style-name="gr91" draw:text-style-name="P30" draw:layer="layout" svg:width="1.979cm" svg:height="0.882cm" svg:x="27.456cm" svg:y="19.497cm">
          <draw:text-box>
            <text:p text:style-name="P29"><text:span text:style-name="T12">sig</text:span><text:span text:style-name="T12">nal</text:span></text:p>
          </draw:text-box>
        </draw:frame>
        <draw:line draw:style-name="gr29" draw:text-style-name="P10" draw:layer="layout" svg:x1="26.365cm" svg:y1="20.598cm" svg:x2="27.609cm" svg:y2="20.598cm">
          <text:p/>
        </draw:line>
        <draw:frame draw:style-name="gr91" draw:text-style-name="P30" draw:layer="layout" svg:width="1.979cm" svg:height="0.882cm" svg:x="27.456cm" svg:y="20.197cm">
          <draw:text-box>
            <text:p text:style-name="P29"><text:span text:style-name="T12">sig</text:span><text:span text:style-name="T12">nal</text:span></text:p>
          </draw:text-box>
        </draw:frame>
        <draw:line draw:style-name="gr29" draw:text-style-name="P10" draw:layer="layout" svg:x1="25.796cm" svg:y1="21.298cm" svg:x2="27.609cm" svg:y2="21.298cm">
          <text:p/>
        </draw:line>
        <draw:frame draw:style-name="gr91" draw:text-style-name="P30" draw:layer="layout" svg:width="1.979cm" svg:height="0.882cm" svg:x="27.456cm" svg:y="20.897cm">
          <draw:text-box>
            <text:p text:style-name="P29"><text:span text:style-name="T12">sig</text:span><text:span text:style-name="T12">nal</text:span></text:p>
          </draw:text-box>
        </draw:frame>
        <draw:frame draw:style-name="gr92" draw:text-style-name="P30" draw:layer="layout" svg:width="2.411cm" svg:height="0.882cm" svg:x="23.351cm" svg:y="19.752cm">
          <draw:text-box>
            <text:p text:style-name="P29"><text:span text:style-name="T12">m</text:span><text:span text:style-name="T12">ap</text:span><text:span text:style-name="T12">pe</text:span><text:span text:style-name="T12">r</text:span></text:p>
          </draw:text-box>
        </draw:frame>
        <draw:rect draw:style-name="gr93" draw:text-style-name="P1" draw:layer="layout" svg:width="5.247cm" svg:height="1cm" svg:x="12.357cm" svg:y="42.926cm">
          <text:p text:style-name="P16">MemoryMapper</text:p>
        </draw:rect>
        <draw:rect draw:style-name="gr94" draw:text-style-name="P1" draw:layer="layout" svg:width="8.076cm" svg:height="1cm" svg:x="11.006cm" svg:y="46.227cm">
          <text:p text:style-name="P16">AvalonMMMemoryMapper</text:p>
        </draw:rect>
        <draw:line draw:style-name="gr95" draw:text-style-name="P10" draw:layer="layout" svg:x1="13.852cm" svg:y1="44.822cm" svg:x2="13.852cm" svg:y2="43.976cm">
          <text:p/>
        </draw:line>
        <draw:rect draw:style-name="gr94" draw:text-style-name="P1" draw:layer="layout" svg:width="7.5cm" svg:height="1cm" svg:x="6.689cm" svg:y="44.822cm">
          <text:p text:style-name="P16">Apb3MemoryMapper</text:p>
        </draw:rect>
        <draw:rect draw:style-name="gr94" draw:text-style-name="P1" draw:layer="layout" svg:width="7.5cm" svg:height="1cm" svg:x="15.757cm" svg:y="44.851cm">
          <text:p text:style-name="P16">AxiLite4MemoryMapper</text:p>
        </draw:rect>
        <draw:line draw:style-name="gr95" draw:text-style-name="P10" draw:layer="layout" svg:x1="14.982cm" svg:y1="46.227cm" svg:x2="14.983cm" svg:y2="43.976cm">
          <text:p/>
        </draw:line>
        <draw:line draw:style-name="gr95" draw:text-style-name="P10" draw:layer="layout" svg:x1="16.124cm" svg:y1="44.851cm" svg:x2="16.124cm" svg:y2="44.005cm">
          <text:p/>
        </draw:line>
        <draw:g>
          <draw:rect draw:style-name="gr7" draw:text-style-name="P9" draw:layer="layout" svg:width="0.5cm" svg:height="0.5cm" svg:x="39.184cm" svg:y="27.128cm">
            <text:p/>
          </draw:rect>
          <draw:frame draw:style-name="gr8" draw:text-style-name="P4" draw:layer="layout" svg:width="2.246cm" svg:height="0.725cm" svg:x="37.024cm" svg:y="26.996cm">
            <draw:text-box>
              <text:p text:style-name="P3"><text:span text:style-name="T1">I</text:span></text:p>
            </draw:text-box>
          </draw:frame>
        </draw:g>
        <draw:g>
          <draw:rect draw:style-name="gr96" draw:text-style-name="P39" draw:layer="layout" svg:width="0.5cm" svg:height="0.5cm" svg:x="22.808cm" svg:y="41.802cm">
            <text:p/>
          </draw:rect>
          <draw:frame draw:style-name="gr97" draw:text-style-name="P4" draw:layer="layout" svg:width="3.292cm" svg:height="0.725cm" svg:x="19.602cm" svg:y="41.67cm">
            <draw:text-box>
              <text:p text:style-name="P3"><text:span text:style-name="T1">iBu</text:span><text:span text:style-name="T1">sCo</text:span><text:span text:style-name="T1">mm</text:span><text:span text:style-name="T1">and</text:span></text:p>
            </draw:text-box>
          </draw:frame>
        </draw:g>
        <draw:custom-shape draw:style-name="gr98" draw:text-style-name="P38" draw:layer="layout" svg:width="1.828cm" svg:height="1.441cm" svg:x="32.17cm" svg:y="40.386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31.578cm" svg:y="42.72cm">
          <text:p text:style-name="P14"><text:span text:style-name="T15">Fetc</text:span><text:span text:style-name="T15">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3.152cm" svg:y1="41.858cm" svg:x2="33.151cm" svg:y2="42.72cm">
          <text:p/>
        </draw:line>
        <draw:line draw:style-name="gr36" draw:text-style-name="P10" draw:layer="layout" svg:x1="23.901cm" svg:y1="42.032cm" svg:x2="23.308cm" svg:y2="42.034cm">
          <text:p/>
        </draw:line>
        <draw:g>
          <draw:rect draw:style-name="gr7" draw:text-style-name="P9" draw:layer="layout" svg:width="0.5cm" svg:height="0.5cm" svg:x="22.816cm" svg:y="42.303cm">
            <text:p/>
          </draw:rect>
          <draw:frame draw:style-name="gr99" draw:text-style-name="P4" draw:layer="layout" svg:width="3.076cm" svg:height="0.725cm" svg:x="19.826cm" svg:y="42.171cm">
            <draw:text-box>
              <text:p text:style-name="P3"><text:span text:style-name="T1">iBu</text:span><text:span text:style-name="T1">sre</text:span><text:span text:style-name="T1">spo</text:span><text:span text:style-name="T1">nse</text:span></text:p>
            </draw:text-box>
          </draw:frame>
        </draw:g>
        <draw:line draw:style-name="gr36" draw:text-style-name="P10" draw:layer="layout" svg:x1="23.902cm" svg:y1="42.548cm" svg:x2="23.309cm" svg:y2="42.55cm">
          <text:p/>
        </draw:line>
        <draw:frame draw:style-name="gr100" draw:text-style-name="P30" draw:layer="layout" svg:width="1.912cm" svg:height="0.882cm" svg:x="32.175cm" svg:y="39.136cm">
          <draw:text-box>
            <text:p text:style-name="P29"><text:span text:style-name="T12">Fe</text:span><text:span text:style-name="T12">tch</text:span></text:p>
          </draw:text-box>
        </draw:frame>
        <draw:frame draw:style-name="gr101" draw:text-style-name="P30" draw:layer="layout" svg:width="2.445cm" svg:height="0.882cm" svg:x="35.679cm" svg:y="39.171cm">
          <draw:text-box>
            <text:p text:style-name="P29"><text:span text:style-name="T12">De</text:span><text:span text:style-name="T12">co</text:span><text:span text:style-name="T12">de</text:span></text:p>
          </draw:text-box>
        </draw:frame>
        <draw:frame draw:style-name="gr102" draw:text-style-name="P30" draw:layer="layout" svg:width="2.852cm" svg:height="0.882cm" svg:x="41.897cm" svg:y="39.139cm">
          <draw:text-box>
            <text:p text:style-name="P29"><text:span text:style-name="T12">Ex</text:span><text:span text:style-name="T12">ec</text:span><text:span text:style-name="T12">ut</text:span><text:span text:style-name="T12">e</text:span></text:p>
          </draw:text-box>
        </draw:frame>
        <draw:frame draw:style-name="gr103" draw:text-style-name="P30" draw:layer="layout" svg:width="3.004cm" svg:height="0.882cm" svg:x="53.013cm" svg:y="38.707cm">
          <draw:text-box>
            <text:p text:style-name="P29"><text:span text:style-name="T12">Wr</text:span><text:span text:style-name="T12">ite</text:span><text:span text:style-name="T12">ba</text:span><text:span text:style-name="T12">ck</text:span></text:p>
          </draw:text-box>
        </draw:frame>
        <draw:line draw:style-name="gr104" draw:text-style-name="P10" draw:layer="layout" svg:x1="52.445cm" svg:y1="39.593cm" svg:x2="52.445cm" svg:y2="44.519cm">
          <text:p/>
        </draw:line>
        <draw:line draw:style-name="gr104" draw:text-style-name="P10" draw:layer="layout" svg:x1="39.079cm" svg:y1="40.053cm" svg:x2="39.079cm" svg:y2="44.755cm">
          <text:p/>
        </draw:line>
        <draw:line draw:style-name="gr104" draw:text-style-name="P10" draw:layer="layout" svg:x1="34.979cm" svg:y1="40.053cm" svg:x2="34.979cm" svg:y2="44.755cm">
          <text:p/>
        </draw:line>
        <draw:rect draw:style-name="gr75" draw:text-style-name="P31" draw:layer="layout" svg:width="16.026cm" svg:height="9.342cm" svg:x="31.165cm" svg:y="39.139cm">
          <text:p/>
        </draw:rect>
        <draw:custom-shape draw:style-name="gr98" draw:text-style-name="P38" draw:layer="layout" svg:width="2.865cm" svg:height="2.259cm" svg:x="35.621cm" svg:y="42.72cm">
          <text:p text:style-name="P14"><text:span text:style-name="T15">Deco</text:span><text:span text:style-name="T15">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36.27cm" svg:y="40.821cm">
          <text:p text:style-name="P14"><text:span text:style-name="T15">R</text:span><text:span text:style-name="T15">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97cm" svg:y1="42.848cm" svg:x2="36.978cm" svg:y2="41.939cm">
          <text:p/>
        </draw:line>
        <draw:line draw:style-name="gr88" draw:text-style-name="P10" draw:layer="layout" svg:x1="37.687cm" svg:y1="41.204cm" svg:x2="39.151cm" svg:y2="41.204cm">
          <text:p/>
        </draw:line>
        <draw:custom-shape draw:style-name="gr98" draw:text-style-name="P38" draw:layer="layout" svg:width="1.766cm" svg:height="1.393cm" svg:x="39.652cm" svg:y="42.848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08cm" svg:y1="44.008cm" svg:x2="41.806cm" svg:y2="44.873cm">
          <text:p/>
        </draw:line>
        <draw:custom-shape draw:style-name="gr98" draw:text-style-name="P38" draw:layer="layout" svg:width="2.71cm" svg:height="1.393cm" svg:x="41.019cm" svg:y="41.084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41.546cm" svg:y="44.708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7" draw:text-style-name="P9" draw:layer="layout" svg:width="0.5cm" svg:height="0.5cm" svg:x="21.009cm" svg:y="14.729cm">
            <text:p/>
          </draw:rect>
          <draw:frame draw:style-name="gr9" draw:text-style-name="P4" draw:layer="layout" svg:width="2.471cm" svg:height="0.725cm" svg:x="21.509cm" svg:y="14.597cm">
            <draw:text-box>
              <text:p text:style-name="P3"><text:span text:style-name="T1">apb</text:span></text:p>
            </draw:text-box>
          </draw:frame>
        </draw:g>
        <draw:line draw:style-name="gr29" draw:text-style-name="P10" draw:layer="layout" svg:x1="33.009cm" svg:y1="44.979cm" svg:x2="33.001cm" svg:y2="45.982cm">
          <text:p/>
        </draw:line>
        <draw:frame draw:style-name="gr105" draw:text-style-name="P30" draw:layer="layout" svg:width="4.05cm" svg:height="0.882cm" svg:x="31.032cm" svg:y="46.146cm">
          <draw:text-box>
            <text:p text:style-name="P29"><text:span text:style-name="T12">ins</text:span><text:span text:style-name="T12">tru</text:span><text:span text:style-name="T12">cti</text:span><text:span text:style-name="T12">on</text:span><text:span text:style-name="T12">Bu</text:span><text:span text:style-name="T12">s</text:span></text:p>
          </draw:text-box>
        </draw:frame>
        <draw:line draw:style-name="gr29" draw:text-style-name="P10" draw:layer="layout" svg:x1="42.327cm" svg:y1="45.879cm" svg:x2="42.319cm" svg:y2="46.882cm">
          <text:p/>
        </draw:line>
        <draw:frame draw:style-name="gr106" draw:text-style-name="P30" draw:layer="layout" svg:width="2.665cm" svg:height="0.882cm" svg:x="41.042cm" svg:y="47.046cm">
          <draw:text-box>
            <text:p text:style-name="P29"><text:span text:style-name="T12">Da</text:span><text:span text:style-name="T12">ta</text:span><text:span text:style-name="T12">Bu</text:span><text:span text:style-name="T12">s</text:span></text:p>
          </draw:text-box>
        </draw:frame>
        <draw:line draw:style-name="gr88" draw:text-style-name="P10" draw:layer="layout" svg:x1="40.989cm" svg:y1="43.989cm" svg:x2="41.787cm" svg:y2="44.854cm">
          <text:p/>
        </draw:line>
        <draw:line draw:style-name="gr88" draw:text-style-name="P10" draw:layer="layout" svg:x1="41.418cm" svg:y1="43.547cm" svg:x2="42.704cm" svg:y2="43.547cm">
          <text:p/>
        </draw:line>
        <draw:line draw:style-name="gr88" draw:text-style-name="P10" draw:layer="layout" svg:x1="42.739cm" svg:y1="44.708cm" svg:x2="43.203cm" svg:y2="44.047cm">
          <text:p/>
        </draw:line>
        <draw:custom-shape draw:style-name="gr107" draw:text-style-name="P38" draw:layer="layout" svg:width="1.417cm" svg:height="1.118cm" svg:x="42.602cm" svg:y="43.039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96cm" svg:y1="42.848cm" svg:x2="41.55cm" svg:y2="42.273cm">
          <text:p/>
        </draw:line>
        <draw:custom-shape draw:style-name="gr98" draw:text-style-name="P38" draw:layer="layout" svg:width="1.771cm" svg:height="1.321cm" svg:x="44.557cm" svg:y="44.248cm">
          <text:p text:style-name="P14"><text:span text:style-name="T15">C</text:span><text:span text:style-name="T15">S</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5.421cm" svg:y1="46.566cm" svg:x2="45.421cm" svg:y2="45.569cm">
          <text:p/>
        </draw:line>
        <draw:frame draw:style-name="gr108" draw:text-style-name="P30" draw:layer="layout" svg:width="2.598cm" svg:height="0.882cm" svg:x="44.081cm" svg:y="46.603cm">
          <draw:text-box>
            <text:p text:style-name="P29"><text:span text:style-name="T12">Int</text:span><text:span text:style-name="T12">err</text:span><text:span text:style-name="T12">up</text:span><text:span text:style-name="T12">t</text:span></text:p>
          </draw:text-box>
        </draw:frame>
        <draw:custom-shape draw:style-name="gr107" draw:text-style-name="P38" draw:layer="layout" svg:width="1.828cm" svg:height="1.441cm" svg:x="44.671cm" svg:y="41.354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3.729cm" svg:y1="41.789cm" svg:x2="44.671cm" svg:y2="41.829cm">
          <text:p/>
        </draw:line>
        <draw:line draw:style-name="gr88" draw:text-style-name="P10" draw:layer="layout" svg:x1="45.386cm" svg:y1="44.248cm" svg:x2="45.38cm" svg:y2="42.795cm">
          <text:p/>
        </draw:line>
        <draw:custom-shape draw:style-name="gr98" draw:text-style-name="P38" draw:layer="layout" svg:width="2.457cm" svg:height="1.169cm" svg:x="35.264cm" svg:y="45.278cm">
          <text:p text:style-name="P14"><text:span text:style-name="T15">De</text:span><text:span text:style-name="T15">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36.549cm" svg:y1="46.447cm" svg:x2="36.541cm" svg:y2="47.45cm">
          <text:p/>
        </draw:line>
        <draw:frame draw:style-name="gr101" draw:text-style-name="P30" draw:layer="layout" svg:width="2.445cm" svg:height="0.882cm" svg:x="35.374cm" svg:y="47.614cm">
          <draw:text-box>
            <text:p text:style-name="P29"><text:span text:style-name="T12">JT</text:span><text:span text:style-name="T12">A</text:span><text:span text:style-name="T12">G</text:span></text:p>
          </draw:text-box>
        </draw:frame>
        <draw:line draw:style-name="gr88" draw:text-style-name="P10" draw:layer="layout" svg:x1="35.52cm" svg:y1="45.538cm" svg:x2="33.952cm" svg:y2="44.569cm">
          <text:p/>
        </draw:line>
        <draw:custom-shape draw:style-name="gr107" draw:text-style-name="P38" draw:layer="layout" svg:width="1.417cm" svg:height="1.118cm" svg:x="38.527cm" svg:y="45.278cm">
          <text:p text:style-name="P14"><text:span text:style-name="T15">R</text:span><text:span text:style-name="T15">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527cm" svg:y1="45.844cm" svg:x2="37.721cm" svg:y2="45.841cm">
          <text:p/>
        </draw:line>
        <draw:g>
          <draw:g>
            <draw:rect draw:style-name="gr1" draw:text-style-name="P1" draw:layer="layout" svg:width="0.484cm" svg:height="0.848cm" svg:x="38.817cm" svg:y="43.219cm">
              <text:p/>
            </draw:rect>
            <draw:custom-shape draw:style-name="gr2" draw:text-style-name="P2"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8.803cm" svg:y="40.839cm">
              <text:p/>
            </draw:rect>
            <draw:custom-shape draw:style-name="gr2" draw:text-style-name="P2"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4.773cm" svg:y="43.482cm">
              <text:p/>
            </draw:rect>
            <draw:custom-shape draw:style-name="gr2" draw:text-style-name="P2"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9.323cm" svg:y1="41.256cm" svg:x2="40.233cm" svg:y2="42.943cm">
          <text:p/>
        </draw:line>
        <draw:frame draw:style-name="gr109" draw:text-style-name="P13" draw:layer="layout" svg:width="3.4cm" svg:height="0.818cm" svg:x="16.5cm" svg:y="33.482cm">
          <draw:text-box>
            <text:p text:style-name="P7"><text:span text:style-name="T6">Ex</text:span><text:span text:style-name="T6">ec</text:span><text:span text:style-name="T6">uti</text:span><text:span text:style-name="T6">on</text:span></text:p>
          </draw:text-box>
        </draw:frame>
        <draw:frame draw:style-name="gr110" draw:text-style-name="P13" draw:layer="layout" svg:width="3.4cm" svg:height="0.818cm" svg:x="16.4cm" svg:y="35cm">
          <draw:text-box>
            <text:p text:style-name="P7"><text:span text:style-name="T6">Ne</text:span><text:span text:style-name="T6">tlis</text:span><text:span text:style-name="T6">t </text:span><text:span text:style-name="T6">flu</text:span><text:span text:style-name="T6">sh</text:span></text:p>
          </draw:text-box>
        </draw:frame>
        <draw:g>
          <draw:g>
            <draw:rect draw:style-name="gr1" draw:text-style-name="P1" draw:layer="layout" svg:width="1.008cm" svg:height="1.705cm" svg:x="11.54cm" svg:y="11.295cm">
              <text:p/>
            </draw:rect>
            <draw:custom-shape draw:style-name="gr2" draw:text-style-name="P2"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1" draw:text-style-name="P4" draw:layer="layout" svg:width="0.813cm" svg:height="0.731cm" svg:x="11.382cm" svg:y="11.317cm">
            <draw:text-box>
              <text:p text:style-name="P3"><text:span text:style-name="T1">D</text:span></text:p>
            </draw:text-box>
          </draw:frame>
          <draw:frame draw:style-name="gr112" draw:text-style-name="P4" draw:layer="layout" svg:width="0.838cm" svg:height="0.731cm" svg:x="11.887cm" svg:y="11.318cm">
            <draw:text-box>
              <text:p text:style-name="P3"><text:span text:style-name="T1">Q</text:span></text:p>
            </draw:text-box>
          </draw:frame>
        </draw:g>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0.965cm" svg:y1="12.088cm" svg:x2="11.5cm" svg:y2="12.088cm">
          <text:p/>
        </draw:line>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2.565cm" svg:y1="11.661cm" svg:x2="13.1cm" svg:y2="11.661cm">
          <text:p/>
        </draw:line>
        <draw:line draw:style-name="gr10" draw:text-style-name="P10" draw:layer="layout" svg:x1="10.966cm" svg:y1="11.661cm" svg:x2="11.501cm" svg:y2="11.661cm">
          <text:p/>
        </draw:line>
        <draw:line draw:style-name="gr10" draw:text-style-name="P10" draw:layer="layout" svg:x1="12.565cm" svg:y1="11.661cm" svg:x2="13.1cm" svg:y2="11.661cm">
          <text:p/>
        </draw:line>
        <draw:frame draw:style-name="gr12" draw:text-style-name="P4" draw:layer="layout" svg:width="1.281cm" svg:height="0.725cm" svg:x="10.311cm" svg:y="12.276cm">
          <draw:text-box>
            <text:p text:style-name="P3"><text:span text:style-name="T1">clk</text:span></text:p>
          </draw:text-box>
        </draw:frame>
        <draw:line draw:style-name="gr10" draw:text-style-name="P10" draw:layer="layout" svg:x1="11.311cm" svg:y1="12.622cm" svg:x2="11.592cm" svg:y2="12.622cm">
          <text:p/>
        </draw:line>
        <draw:line draw:style-name="gr10" draw:text-style-name="P10" draw:layer="layout" svg:x1="11.311cm" svg:y1="12.622cm" svg:x2="11.592cm" svg:y2="12.622cm">
          <text:p/>
        </draw:line>
        <draw:frame draw:style-name="gr113" draw:text-style-name="P13" draw:layer="layout" svg:width="1.882cm" svg:height="0.818cm" svg:x="11.101cm" svg:y="10.6cm">
          <draw:text-box>
            <text:p text:style-name="P7"><text:span text:style-name="T6">dri</text:span><text:span text:style-name="T6">ver</text:span></text:p>
          </draw:text-box>
        </draw:frame>
        <draw:frame draw:style-name="gr114" draw:text-style-name="P13" draw:layer="layout" svg:width="1.878cm" svg:height="0.818cm" svg:x="13.001cm" svg:y="11.282cm">
          <draw:text-box>
            <text:p text:style-name="P7"><text:span text:style-name="T6">tar</text:span><text:span text:style-name="T6">get</text:span></text:p>
          </draw:text-box>
        </draw:frame>
        <draw:frame draw:style-name="gr115" draw:text-style-name="P30" draw:layer="layout" svg:width="1.412cm" svg:height="0.882cm" svg:x="8.388cm" svg:y="11.418cm">
          <draw:text-box>
            <text:p text:style-name="P29"><text:span text:style-name="T12">bu</text:span><text:span text:style-name="T12">s</text:span></text:p>
          </draw:text-box>
        </draw:frame>
        <draw:custom-shape draw:style-name="gr58" draw:text-style-name="P38"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9.565cm" svg:y1="11.9cm" svg:x2="10.1cm" svg:y2="11.9cm">
          <text:p/>
        </draw:line>
        <draw:path draw:style-name="gr80" draw:text-style-name="P37" draw:layer="layout" svg:width="0.987cm" svg:height="0.987cm" svg:x="28.837cm" svg:y="32.216cm" svg:viewBox="0 0 988 988" svg:d="M494 0c281 0 494 213 494 494s-213 494-494 494-494-213-494-494 213-494 494-494z">
          <text:p text:style-name="P16"><text:span text:style-name="T14">+</text:span></text:p>
        </draw:path>
        <draw:line draw:style-name="gr10" draw:text-style-name="P10" draw:layer="layout" svg:x1="28.357cm" svg:y1="32.461cm" svg:x2="28.892cm" svg:y2="32.461cm">
          <text:p/>
        </draw:line>
        <draw:frame draw:style-name="gr116" draw:text-style-name="P13" draw:layer="layout" svg:width="4.388cm" svg:height="0.818cm" svg:x="24.057cm" svg:y="32cm">
          <draw:text-box>
            <text:p text:style-name="P7"><text:span text:style-name="T6">RS</text:span><text:span text:style-name="T6">1(7 </text:span><text:span text:style-name="T6">do</text:span><text:span text:style-name="T6">wn</text:span><text:span text:style-name="T6">to </text:span><text:span text:style-name="T6">0)</text:span></text:p>
          </draw:text-box>
        </draw:frame>
        <draw:line draw:style-name="gr10" draw:text-style-name="P10" draw:layer="layout" svg:x1="28.346cm" svg:y1="32.977cm" svg:x2="28.881cm" svg:y2="32.977cm">
          <text:p/>
        </draw:line>
        <draw:frame draw:style-name="gr117" draw:text-style-name="P13" draw:layer="layout" svg:width="4.388cm" svg:height="0.818cm" svg:x="24.046cm" svg:y="32.516cm">
          <draw:text-box>
            <text:p text:style-name="P7"><text:span text:style-name="T6">RS</text:span><text:span text:style-name="T6">2(7 </text:span><text:span text:style-name="T6">do</text:span><text:span text:style-name="T6">wn</text:span><text:span text:style-name="T6">to </text:span><text:span text:style-name="T6">0)</text:span></text:p>
          </draw:text-box>
        </draw:frame>
        <draw:line draw:style-name="gr10" draw:text-style-name="P10" draw:layer="layout" svg:x1="29.79cm" svg:y1="32.716cm" svg:x2="30.325cm" svg:y2="32.716cm">
          <text:p/>
        </draw:line>
        <draw:frame draw:style-name="gr118" draw:text-style-name="P13" draw:layer="layout" svg:width="4.138cm" svg:height="0.818cm" svg:x="30.162cm" svg:y="32.316cm">
          <draw:text-box>
            <text:p text:style-name="P7"><text:span text:style-name="T6">RD</text:span><text:span text:style-name="T6">(7 </text:span><text:span text:style-name="T6">do</text:span><text:span text:style-name="T6">wn</text:span><text:span text:style-name="T6">to </text:span><text:span text:style-name="T6">0)</text:span></text:p>
          </draw:text-box>
        </draw:frame>
        <draw:path draw:style-name="gr80" draw:text-style-name="P37" draw:layer="layout" svg:width="0.987cm" svg:height="0.987cm" svg:x="28.837cm" svg:y="33.416cm" svg:viewBox="0 0 988 988" svg:d="M494 0c281 0 494 213 494 494s-213 494-494 494-494-213-494-494 213-494 494-494z">
          <text:p text:style-name="P16"><text:span text:style-name="T14">+</text:span></text:p>
        </draw:path>
        <draw:line draw:style-name="gr10" draw:text-style-name="P10" draw:layer="layout" svg:x1="28.357cm" svg:y1="33.661cm" svg:x2="28.892cm" svg:y2="33.661cm">
          <text:p/>
        </draw:line>
        <draw:frame draw:style-name="gr119" draw:text-style-name="P13" draw:layer="layout" svg:width="4.803cm" svg:height="0.818cm" svg:x="23.75cm" svg:y="33.2cm">
          <draw:text-box>
            <text:p text:style-name="P7"><text:span text:style-name="T6">RS</text:span><text:span text:style-name="T6">1(1</text:span><text:span text:style-name="T6">5 </text:span><text:span text:style-name="T6">do</text:span><text:span text:style-name="T6">wn</text:span><text:span text:style-name="T6">to <text:s/></text:span><text:span text:style-name="T6">8)</text:span></text:p>
          </draw:text-box>
        </draw:frame>
        <draw:line draw:style-name="gr10" draw:text-style-name="P10" draw:layer="layout" svg:x1="28.346cm" svg:y1="34.177cm" svg:x2="28.881cm" svg:y2="34.177cm">
          <text:p/>
        </draw:line>
        <draw:frame draw:style-name="gr120" draw:text-style-name="P13" draw:layer="layout" svg:width="4.803cm" svg:height="0.818cm" svg:x="23.739cm" svg:y="33.716cm">
          <draw:text-box>
            <text:p text:style-name="P7"><text:span text:style-name="T6">RS</text:span><text:span text:style-name="T6">2(1</text:span><text:span text:style-name="T6">5 </text:span><text:span text:style-name="T6">do</text:span><text:span text:style-name="T6">wn</text:span><text:span text:style-name="T6">to <text:s/></text:span><text:span text:style-name="T6">8)</text:span></text:p>
          </draw:text-box>
        </draw:frame>
        <draw:line draw:style-name="gr10" draw:text-style-name="P10" draw:layer="layout" svg:x1="29.79cm" svg:y1="33.916cm" svg:x2="30.325cm" svg:y2="33.916cm">
          <text:p/>
        </draw:line>
        <draw:frame draw:style-name="gr121" draw:text-style-name="P13" draw:layer="layout" svg:width="4.414cm" svg:height="0.818cm" svg:x="30.176cm" svg:y="33.516cm">
          <draw:text-box>
            <text:p text:style-name="P7"><text:span text:style-name="T6">RD</text:span><text:span text:style-name="T6">(15 </text:span><text:span text:style-name="T6">do</text:span><text:span text:style-name="T6">wn</text:span><text:span text:style-name="T6">to </text:span><text:span text:style-name="T6">8)</text:span></text:p>
          </draw:text-box>
        </draw:frame>
        <draw:path draw:style-name="gr80" draw:text-style-name="P37" draw:layer="layout" svg:width="0.987cm" svg:height="0.987cm" svg:x="28.828cm" svg:y="34.616cm" svg:viewBox="0 0 988 988" svg:d="M494 0c281 0 494 213 494 494s-213 494-494 494-494-213-494-494 213-494 494-494z">
          <text:p text:style-name="P16"><text:span text:style-name="T14">+</text:span></text:p>
        </draw:path>
        <draw:line draw:style-name="gr10" draw:text-style-name="P10" draw:layer="layout" svg:x1="28.348cm" svg:y1="34.861cm" svg:x2="28.883cm" svg:y2="34.861cm">
          <text:p/>
        </draw:line>
        <draw:frame draw:style-name="gr122" draw:text-style-name="P13" draw:layer="layout" svg:width="4.939cm" svg:height="0.818cm" svg:x="23.573cm" svg:y="34.4cm">
          <draw:text-box>
            <text:p text:style-name="P7"><text:span text:style-name="T6">RS</text:span><text:span text:style-name="T6">1(2</text:span><text:span text:style-name="T6">3 </text:span><text:span text:style-name="T6">do</text:span><text:span text:style-name="T6">wn</text:span><text:span text:style-name="T6">to </text:span><text:span text:style-name="T6">15)</text:span></text:p>
          </draw:text-box>
        </draw:frame>
        <draw:line draw:style-name="gr10" draw:text-style-name="P10" draw:layer="layout" svg:x1="28.337cm" svg:y1="35.377cm" svg:x2="28.872cm" svg:y2="35.377cm">
          <text:p/>
        </draw:line>
        <draw:frame draw:style-name="gr123" draw:text-style-name="P13" draw:layer="layout" svg:width="4.939cm" svg:height="0.818cm" svg:x="23.562cm" svg:y="34.916cm">
          <draw:text-box>
            <text:p text:style-name="P7"><text:span text:style-name="T6">RS</text:span><text:span text:style-name="T6">2(2</text:span><text:span text:style-name="T6">3 </text:span><text:span text:style-name="T6">do</text:span><text:span text:style-name="T6">wn</text:span><text:span text:style-name="T6">to </text:span><text:span text:style-name="T6">15)</text:span></text:p>
          </draw:text-box>
        </draw:frame>
        <draw:line draw:style-name="gr10" draw:text-style-name="P10" draw:layer="layout" svg:x1="29.781cm" svg:y1="35.116cm" svg:x2="30.316cm" svg:y2="35.116cm">
          <text:p/>
        </draw:line>
        <draw:frame draw:style-name="gr124" draw:text-style-name="P13" draw:layer="layout" svg:width="4.689cm" svg:height="0.818cm" svg:x="30.13cm" svg:y="34.716cm">
          <draw:text-box>
            <text:p text:style-name="P7"><text:span text:style-name="T6">RD</text:span><text:span text:style-name="T6">(23 </text:span><text:span text:style-name="T6">do</text:span><text:span text:style-name="T6">wn</text:span><text:span text:style-name="T6">to </text:span><text:span text:style-name="T6">15)</text:span></text:p>
          </draw:text-box>
        </draw:frame>
        <draw:path draw:style-name="gr80" draw:text-style-name="P37" draw:layer="layout" svg:width="0.987cm" svg:height="0.987cm" svg:x="28.829cm" svg:y="35.816cm" svg:viewBox="0 0 988 988" svg:d="M494 0c281 0 494 213 494 494s-213 494-494 494-494-213-494-494 213-494 494-494z">
          <text:p text:style-name="P16"><text:span text:style-name="T14">+</text:span></text:p>
        </draw:path>
        <draw:line draw:style-name="gr10" draw:text-style-name="P10" draw:layer="layout" svg:x1="28.349cm" svg:y1="36.061cm" svg:x2="28.884cm" svg:y2="36.061cm">
          <text:p/>
        </draw:line>
        <draw:frame draw:style-name="gr125" draw:text-style-name="P13" draw:layer="layout" svg:width="4.939cm" svg:height="0.818cm" svg:x="23.574cm" svg:y="35.6cm">
          <draw:text-box>
            <text:p text:style-name="P7"><text:span text:style-name="T6">RS</text:span><text:span text:style-name="T6">1(3</text:span><text:span text:style-name="T6">1 </text:span><text:span text:style-name="T6">do</text:span><text:span text:style-name="T6">wn</text:span><text:span text:style-name="T6">to </text:span><text:span text:style-name="T6">24)</text:span></text:p>
          </draw:text-box>
        </draw:frame>
        <draw:line draw:style-name="gr10" draw:text-style-name="P10" draw:layer="layout" svg:x1="28.338cm" svg:y1="36.577cm" svg:x2="28.873cm" svg:y2="36.577cm">
          <text:p/>
        </draw:line>
        <draw:frame draw:style-name="gr126" draw:text-style-name="P13" draw:layer="layout" svg:width="4.939cm" svg:height="0.818cm" svg:x="23.563cm" svg:y="36.116cm">
          <draw:text-box>
            <text:p text:style-name="P7"><text:span text:style-name="T6">RS</text:span><text:span text:style-name="T6">2(3</text:span><text:span text:style-name="T6">1 </text:span><text:span text:style-name="T6">do</text:span><text:span text:style-name="T6">wn</text:span><text:span text:style-name="T6">to </text:span><text:span text:style-name="T6">24)</text:span></text:p>
          </draw:text-box>
        </draw:frame>
        <draw:line draw:style-name="gr10" draw:text-style-name="P10" draw:layer="layout" svg:x1="29.782cm" svg:y1="36.316cm" svg:x2="30.317cm" svg:y2="36.316cm">
          <text:p/>
        </draw:line>
        <draw:frame draw:style-name="gr127" draw:text-style-name="P13" draw:layer="layout" svg:width="4.689cm" svg:height="0.818cm" svg:x="30.131cm" svg:y="35.916cm">
          <draw:text-box>
            <text:p text:style-name="P7"><text:span text:style-name="T6">RD</text:span><text:span text:style-name="T6">(23 </text:span><text:span text:style-name="T6">do</text:span><text:span text:style-name="T6">wn</text:span><text:span text:style-name="T6">to </text:span><text:span text:style-name="T6">15)</text:span></text:p>
          </draw:text-box>
        </draw:frame>
        <draw:rect draw:style-name="gr31" draw:text-style-name="P1" draw:layer="layout" svg:width="1.915cm" svg:height="1cm" svg:x="23.185cm" svg:y="53.6cm">
          <text:p text:style-name="P16">0x00</text:p>
        </draw:rect>
        <draw:rect draw:style-name="gr31" draw:text-style-name="P1" draw:layer="layout" svg:width="6.087cm" svg:height="1cm" svg:x="25.085cm" svg:y="52.6cm">
          <text:p text:style-name="P16">Value</text:p>
        </draw:rect>
        <draw:rect draw:style-name="gr31" draw:text-style-name="P1" draw:layer="layout" svg:width="1.915cm" svg:height="1cm" svg:x="23.2cm" svg:y="52.6cm">
          <text:p text:style-name="P16">Key</text:p>
        </draw:rect>
        <draw:rect draw:style-name="gr31" draw:text-style-name="P1" draw:layer="layout" svg:width="1.915cm" svg:height="1cm" svg:x="23.186cm" svg:y="54.6cm">
          <text:p text:style-name="P16">0x04</text:p>
        </draw:rect>
        <draw:rect draw:style-name="gr31" draw:text-style-name="P1" draw:layer="layout" svg:width="1.915cm" svg:height="1cm" svg:x="23.186cm" svg:y="55.6cm">
          <text:p text:style-name="P16">0x08</text:p>
        </draw:rect>
        <draw:rect draw:style-name="gr31" draw:text-style-name="P18" draw:layer="layout" svg:width="6.087cm" svg:height="1cm" svg:x="25.111cm" svg:y="53.6cm">
          <text:p text:style-name="P17">WriteAccess(a)</text:p>
        </draw:rect>
        <draw:rect draw:style-name="gr31" draw:text-style-name="P18" draw:layer="layout" svg:width="6.087cm" svg:height="1cm" svg:x="25.112cm" svg:y="54.6cm">
          <text:p text:style-name="P17">WriteAccess(b)</text:p>
        </draw:rect>
        <draw:rect draw:style-name="gr31" draw:text-style-name="P18" draw:layer="layout" svg:width="6.087cm" svg:height="1cm" svg:x="25.113cm" svg:y="55.6cm">
          <text:p text:style-name="P17">ReadAccess(result)</text:p>
        </draw:rect>
        <draw:rect draw:style-name="gr31" draw:text-style-name="P1" draw:layer="layout" svg:width="1.915cm" svg:height="1cm" svg:x="21.885cm" svg:y="61.2cm">
          <text:p text:style-name="P16">0</text:p>
        </draw:rect>
        <draw:rect draw:style-name="gr31" draw:text-style-name="P1" draw:layer="layout" svg:width="10.967cm" svg:height="1cm" svg:x="23.785cm" svg:y="60.2cm">
          <text:p text:style-name="P16">Value</text:p>
        </draw:rect>
        <draw:rect draw:style-name="gr31" draw:text-style-name="P1" draw:layer="layout" svg:width="1.915cm" svg:height="1cm" svg:x="21.9cm" svg:y="60.2cm">
          <text:p text:style-name="P16">Index</text:p>
        </draw:rect>
        <draw:rect draw:style-name="gr31" draw:text-style-name="P1" draw:layer="layout" svg:width="1.915cm" svg:height="1cm" svg:x="21.886cm" svg:y="62.2cm">
          <text:p text:style-name="P16">1</text:p>
        </draw:rect>
        <draw:rect draw:style-name="gr31" draw:text-style-name="P18" draw:layer="layout" svg:width="10.967cm" svg:height="1cm" svg:x="23.831cm" svg:y="61.2cm">
          <text:p text:style-name="P17">SpecElement(condA, result, U(42))</text:p>
        </draw:rect>
        <draw:rect draw:style-name="gr31" draw:text-style-name="P18" draw:layer="layout" svg:width="10.967cm" svg:height="1cm" svg:x="23.833cm" svg:y="62.2cm">
          <text:p text:style-name="P17">SpecElement(condB, result, U(255))</text:p>
        </draw:rect>
        <draw:line draw:style-name="gr10" draw:text-style-name="P10" draw:layer="layout" svg:x1="36cm" svg:y1="36.057cm" svg:x2="37.4cm" svg:y2="36.057cm">
          <text:p/>
        </draw:line>
        <draw:line draw:style-name="gr10" draw:text-style-name="P10" draw:layer="layout" svg:x1="36.6cm" svg:y1="36.6cm" svg:x2="37.4cm" svg:y2="36.6cm">
          <text:p/>
        </draw:line>
        <draw:line draw:style-name="gr10" draw:text-style-name="P10" draw:layer="layout" svg:x1="35.9cm" svg:y1="30.1cm" svg:x2="36cm" svg:y2="36.1cm">
          <text:p/>
        </draw:line>
        <draw:frame draw:style-name="gr128" draw:text-style-name="P13" draw:layer="layout" svg:width="1.467cm" svg:height="0.818cm" svg:x="35.201cm" svg:y="29.282cm">
          <draw:text-box>
            <text:p text:style-name="P7"><text:span text:style-name="T6">RS</text:span><text:span text:style-name="T6">1</text:span></text:p>
          </draw:text-box>
        </draw:frame>
        <draw:line draw:style-name="gr10" draw:text-style-name="P10" draw:layer="layout" svg:x1="36.487cm" svg:y1="30.6cm" svg:x2="36.6cm" svg:y2="36.6cm">
          <text:p/>
        </draw:line>
        <draw:frame draw:style-name="gr129" draw:text-style-name="P11" draw:layer="layout" svg:width="1.637cm" svg:height="0.818cm" svg:x="36.859cm" svg:y="35.1cm">
          <draw:text-box>
            <text:p text:style-name="P7"><text:span text:style-name="T4">[31:2</text:span><text:span text:style-name="T4">4]</text:span></text:p>
          </draw:text-box>
        </draw:frame>
        <draw:frame draw:style-name="gr130" draw:text-style-name="P13" draw:layer="layout" svg:width="1.331cm" svg:height="0.818cm" svg:x="38.303cm" svg:y="37cm">
          <draw:text-box>
            <text:p text:style-name="P7"><text:span text:style-name="T6">RD</text:span></text:p>
          </draw:text-box>
        </draw:frame>
        <draw:line draw:style-name="gr10" draw:text-style-name="P10" draw:layer="layout" svg:x1="38.9cm" svg:y1="31.5cm" svg:x2="39cm" svg:y2="37cm">
          <text:p/>
        </draw:line>
        <draw:frame draw:style-name="gr131" draw:text-style-name="P13" draw:layer="layout" svg:width="1.467cm" svg:height="0.818cm" svg:x="35.835cm" svg:y="29.782cm">
          <draw:text-box>
            <text:p text:style-name="P7"><text:span text:style-name="T6">RS</text:span><text:span text:style-name="T6">2</text:span></text:p>
          </draw:text-box>
        </draw:frame>
        <draw:path draw:style-name="gr80" draw:text-style-name="P37" draw:layer="layout" svg:width="0.987cm" svg:height="0.987cm" svg:x="37.192cm" svg:y="35.812cm" svg:viewBox="0 0 988 988" svg:d="M494 0c281 0 494 213 494 494s-213 494-494 494-494-213-494-494 213-494 494-494z">
          <text:p text:style-name="P16"><text:span text:style-name="T14">+</text:span></text:p>
        </draw:path>
        <draw:line draw:style-name="gr10" draw:text-style-name="P10" draw:layer="layout" svg:x1="38.2cm" svg:y1="36.3cm" svg:x2="39cm" svg:y2="36.3cm">
          <text:p/>
        </draw:line>
        <draw:line draw:style-name="gr10" draw:text-style-name="P10" draw:layer="layout" svg:x1="35.984cm" svg:y1="34.477cm" svg:x2="37.384cm" svg:y2="34.477cm">
          <text:p/>
        </draw:line>
        <draw:line draw:style-name="gr10" draw:text-style-name="P10" draw:layer="layout" svg:x1="36.584cm" svg:y1="35.02cm" svg:x2="37.384cm" svg:y2="35.02cm">
          <text:p/>
        </draw:line>
        <draw:frame draw:style-name="gr132" draw:text-style-name="P11" draw:layer="layout" svg:width="1.637cm" svg:height="0.818cm" svg:x="36.843cm" svg:y="33.52cm">
          <draw:text-box>
            <text:p text:style-name="P7"><text:span text:style-name="T4">[23:1</text:span><text:span text:style-name="T4">6]</text:span></text:p>
          </draw:text-box>
        </draw:frame>
        <draw:path draw:style-name="gr80" draw:text-style-name="P37" draw:layer="layout" svg:width="0.987cm" svg:height="0.987cm" svg:x="37.176cm" svg:y="34.232cm" svg:viewBox="0 0 988 988" svg:d="M494 0c281 0 494 213 494 494s-213 494-494 494-494-213-494-494 213-494 494-494z">
          <text:p text:style-name="P16"><text:span text:style-name="T14">+</text:span></text:p>
        </draw:path>
        <draw:line draw:style-name="gr10" draw:text-style-name="P10" draw:layer="layout" svg:x1="38.184cm" svg:y1="34.72cm" svg:x2="38.984cm" svg:y2="34.72cm">
          <text:p/>
        </draw:line>
        <draw:line draw:style-name="gr10" draw:text-style-name="P10" draw:layer="layout" svg:x1="35.968cm" svg:y1="32.877cm" svg:x2="37.368cm" svg:y2="32.877cm">
          <text:p/>
        </draw:line>
        <draw:line draw:style-name="gr10" draw:text-style-name="P10" draw:layer="layout" svg:x1="36.552cm" svg:y1="33.42cm" svg:x2="37.352cm" svg:y2="33.42cm">
          <text:p/>
        </draw:line>
        <draw:frame draw:style-name="gr133" draw:text-style-name="P11" draw:layer="layout" svg:width="1.442cm" svg:height="0.818cm" svg:x="36.924cm" svg:y="31.92cm">
          <draw:text-box>
            <text:p text:style-name="P7"><text:span text:style-name="T4">[15:8</text:span><text:span text:style-name="T4">]</text:span></text:p>
          </draw:text-box>
        </draw:frame>
        <draw:path draw:style-name="gr80" draw:text-style-name="P37" draw:layer="layout" svg:width="0.987cm" svg:height="0.987cm" svg:x="37.16cm" svg:y="32.632cm" svg:viewBox="0 0 988 988" svg:d="M494 0c281 0 494 213 494 494s-213 494-494 494-494-213-494-494 213-494 494-494z">
          <text:p text:style-name="P16"><text:span text:style-name="T14">+</text:span></text:p>
        </draw:path>
        <draw:line draw:style-name="gr10" draw:text-style-name="P10" draw:layer="layout" svg:x1="38.168cm" svg:y1="33.12cm" svg:x2="38.968cm" svg:y2="33.12cm">
          <text:p/>
        </draw:line>
        <draw:line draw:style-name="gr10" draw:text-style-name="P10" draw:layer="layout" svg:x1="35.936cm" svg:y1="31.277cm" svg:x2="37.336cm" svg:y2="31.277cm">
          <text:p/>
        </draw:line>
        <draw:line draw:style-name="gr10" draw:text-style-name="P10" draw:layer="layout" svg:x1="36.536cm" svg:y1="31.82cm" svg:x2="37.336cm" svg:y2="31.82cm">
          <text:p/>
        </draw:line>
        <draw:frame draw:style-name="gr134" draw:text-style-name="P11" draw:layer="layout" svg:width="1.247cm" svg:height="0.818cm" svg:x="36.989cm" svg:y="30.32cm">
          <draw:text-box>
            <text:p text:style-name="P7"><text:span text:style-name="T4">[7:0]</text:span></text:p>
          </draw:text-box>
        </draw:frame>
        <draw:path draw:style-name="gr80" draw:text-style-name="P37" draw:layer="layout" svg:width="0.987cm" svg:height="0.987cm" svg:x="37.128cm" svg:y="31.032cm" svg:viewBox="0 0 988 988" svg:d="M494 0c281 0 494 213 494 494s-213 494-494 494-494-213-494-494 213-494 494-494z">
          <text:p text:style-name="P16"><text:span text:style-name="T14">+</text:span></text:p>
        </draw:path>
        <draw:line draw:style-name="gr10" draw:text-style-name="P10" draw:layer="layout" svg:x1="38.136cm" svg:y1="31.52cm" svg:x2="38.936cm" svg:y2="31.52cm">
          <text:p/>
        </draw:line>
        <draw:frame draw:style-name="gr135" draw:text-style-name="P40" draw:layer="layout" svg:width="9.866cm" svg:height="3.806cm" svg:x="37.7cm" svg:y="54.2cm">
          <draw:text-box>
            <text:p>//Instruction encoding :</text:p>
            <text:p>//0000011----------000-----0110011</text:p>
            <text:p>// <text:s text:c="2"/><text:s text:c="4"/>|RS2||RS1| <text:s text:c="2"/>|RD |</text:p>
            <text:p>//</text:p>
          </draw:text-box>
        </draw:frame>
        <draw:rect draw:style-name="gr31" draw:text-style-name="P1" draw:layer="layout" svg:width="2.615cm" svg:height="1cm" svg:x="36.985cm" svg:y="59.9cm">
          <text:p>0000011</text:p>
        </draw:rect>
        <draw:rect draw:style-name="gr31" draw:text-style-name="P1" draw:layer="layout" svg:width="1.7cm" svg:height="1cm" svg:x="39.6cm" svg:y="59.9cm">
          <text:p>RS2</text:p>
        </draw:rect>
        <draw:rect draw:style-name="gr31" draw:text-style-name="P1" draw:layer="layout" svg:width="1.7cm" svg:height="1cm" svg:x="41.3cm" svg:y="59.9cm">
          <text:p>RS1</text:p>
        </draw:rect>
        <draw:frame draw:style-name="gr136" draw:text-style-name="P30" draw:layer="layout" svg:width="1.129cm" svg:height="0.882cm" svg:x="36.636cm" svg:y="59cm">
          <draw:text-box>
            <text:p text:style-name="P29"><text:span text:style-name="T12">31</text:span></text:p>
          </draw:text-box>
        </draw:frame>
        <draw:frame draw:style-name="gr136" draw:text-style-name="P30" draw:layer="layout" svg:width="1.129cm" svg:height="0.882cm" svg:x="38.7cm" svg:y="59.018cm">
          <draw:text-box>
            <text:p text:style-name="P29"><text:span text:style-name="T12">25</text:span></text:p>
          </draw:text-box>
        </draw:frame>
        <draw:frame draw:style-name="gr136" draw:text-style-name="P30" draw:layer="layout" svg:width="1.129cm" svg:height="0.882cm" svg:x="38.701cm" svg:y="59.018cm">
          <draw:text-box>
            <text:p text:style-name="P29"><text:span text:style-name="T12">25</text:span></text:p>
          </draw:text-box>
        </draw:frame>
        <draw:frame draw:style-name="gr136" draw:text-style-name="P30" draw:layer="layout" svg:width="1.129cm" svg:height="0.882cm" svg:x="40.3cm" svg:y="59cm">
          <draw:text-box>
            <text:p text:style-name="P29"><text:span text:style-name="T12">20</text:span></text:p>
          </draw:text-box>
        </draw:frame>
        <draw:frame draw:style-name="gr136" draw:text-style-name="P30" draw:layer="layout" svg:width="1.129cm" svg:height="0.882cm" svg:x="42.002cm" svg:y="59cm">
          <draw:text-box>
            <text:p text:style-name="P29"><text:span text:style-name="T12">15</text:span></text:p>
          </draw:text-box>
        </draw:frame>
        <draw:rect draw:style-name="gr31" draw:text-style-name="P1" draw:layer="layout" svg:width="1.3cm" svg:height="1cm" svg:x="43cm" svg:y="59.9cm">
          <text:p>000</text:p>
        </draw:rect>
        <draw:frame draw:style-name="gr136" draw:text-style-name="P30" draw:layer="layout" svg:width="1.129cm" svg:height="0.882cm" svg:x="43.3cm" svg:y="59cm">
          <draw:text-box>
            <text:p text:style-name="P29"><text:span text:style-name="T12">12</text:span></text:p>
          </draw:text-box>
        </draw:frame>
        <draw:rect draw:style-name="gr31" draw:text-style-name="P1" draw:layer="layout" svg:width="1.7cm" svg:height="1cm" svg:x="44.28cm" svg:y="59.921cm">
          <text:p text:style-name="P16">RD</text:p>
        </draw:rect>
        <draw:frame draw:style-name="gr137" draw:text-style-name="P30" draw:layer="layout" svg:width="1cm" svg:height="0.882cm" svg:x="45.346cm" svg:y="59.021cm">
          <draw:text-box>
            <text:p text:style-name="P29"><text:span text:style-name="T12">8</text:span></text:p>
          </draw:text-box>
        </draw:frame>
        <draw:rect draw:style-name="gr31" draw:text-style-name="P1" draw:layer="layout" svg:width="2.615cm" svg:height="1cm" svg:x="45.985cm" svg:y="59.9cm">
          <text:p>0110011</text:p>
        </draw:rect>
        <draw:frame draw:style-name="gr137" draw:text-style-name="P30" draw:layer="layout" svg:width="1cm" svg:height="0.882cm" svg:x="47.946cm" svg:y="59.021cm">
          <draw:text-box>
            <text:p text:style-name="P29"><text:span text:style-name="T12">0</text:span></text:p>
          </draw:text-box>
        </draw:frame>
        <draw:rect draw:style-name="gr94" draw:text-style-name="P1" draw:layer="layout" svg:width="9.932cm" svg:height="1cm" svg:x="-2.2cm" svg:y="49.2cm">
          <text:p text:style-name="P16">RF</text:p>
        </draw:rect>
        <draw:rect draw:style-name="gr94" draw:text-style-name="P1" draw:layer="layout" svg:width="9.932cm" svg:height="1cm" svg:x="-2.2cm" svg:y="51.3cm">
          <text:p text:style-name="P16">RAM</text:p>
        </draw:rect>
        <draw:rect draw:style-name="gr94" draw:text-style-name="P1" draw:layer="layout" svg:width="9.932cm" svg:height="1cm" svg:x="-2.2cm" svg:y="53cm">
          <text:p text:style-name="P16">Hard drive (HD)</text:p>
        </draw:rect>
        <draw:rect draw:style-name="gr31" draw:text-style-name="P1" draw:layer="layout" svg:width="3.415cm" svg:height="1cm" svg:x="1.985cm" svg:y="58.2cm">
          <text:p text:style-name="P16">Eclipse</text:p>
        </draw:rect>
        <draw:rect draw:style-name="gr31" draw:text-style-name="P1" draw:layer="layout" svg:width="1.915cm" svg:height="1cm" svg:x="0.2cm" svg:y="63.7cm">
          <text:p text:style-name="P16">0</text:p>
        </draw:rect>
        <draw:rect draw:style-name="gr31" draw:text-style-name="P1" draw:layer="layout" svg:width="3.385cm" svg:height="1cm" svg:x="2.1cm" svg:y="62.7cm">
          <text:p text:style-name="P16">Stage</text:p>
        </draw:rect>
        <draw:rect draw:style-name="gr31" draw:text-style-name="P1" draw:layer="layout" svg:width="1.915cm" svg:height="1cm" svg:x="0.215cm" svg:y="62.7cm">
          <text:p text:style-name="P16">Index</text:p>
        </draw:rect>
        <draw:rect draw:style-name="gr31" draw:text-style-name="P1" draw:layer="layout" svg:width="1.915cm" svg:height="1cm" svg:x="0.201cm" svg:y="64.7cm">
          <text:p text:style-name="P16">1</text:p>
        </draw:rect>
        <draw:rect draw:style-name="gr31" draw:text-style-name="P18" draw:layer="layout" svg:width="3.384cm" svg:height="1cm" svg:x="2.115cm" svg:y="63.7cm">
          <text:p text:style-name="P17">decode</text:p>
        </draw:rect>
        <draw:rect draw:style-name="gr31" draw:text-style-name="P18" draw:layer="layout" svg:width="3.385cm" svg:height="1cm" svg:x="2.115cm" svg:y="64.7cm">
          <text:p text:style-name="P17">execute</text:p>
        </draw:rect>
        <draw:rect draw:style-name="gr31" draw:text-style-name="P1" draw:layer="layout" svg:width="1.915cm" svg:height="1cm" svg:x="0.201cm" svg:y="65.7cm">
          <text:p text:style-name="P16">2</text:p>
        </draw:rect>
        <draw:rect draw:style-name="gr31" draw:text-style-name="P1" draw:layer="layout" svg:width="1.915cm" svg:height="1cm" svg:x="0.202cm" svg:y="66.7cm">
          <text:p text:style-name="P16">3</text:p>
        </draw:rect>
        <draw:rect draw:style-name="gr31" draw:text-style-name="P18" draw:layer="layout" svg:width="3.384cm" svg:height="1cm" svg:x="2.115cm" svg:y="65.7cm">
          <text:p text:style-name="P17">memory</text:p>
        </draw:rect>
        <draw:rect draw:style-name="gr31" draw:text-style-name="P18" draw:layer="layout" svg:width="3.385cm" svg:height="1cm" svg:x="2.115cm" svg:y="66.7cm">
          <text:p text:style-name="P17">writeback</text:p>
        </draw:rect>
        <draw:rect draw:style-name="gr31" draw:text-style-name="P1" draw:layer="layout" svg:width="1.915cm" svg:height="1cm" svg:x="7.4cm" svg:y="63.6cm">
          <text:p text:style-name="P16">PC</text:p>
        </draw:rect>
        <draw:rect draw:style-name="gr31" draw:text-style-name="P1" draw:layer="layout" svg:width="2.489cm" svg:height="1cm" svg:x="9.3cm" svg:y="62.6cm">
          <text:p text:style-name="P16">Value</text:p>
        </draw:rect>
        <draw:rect draw:style-name="gr31" draw:text-style-name="P1" draw:layer="layout" svg:width="1.915cm" svg:height="1cm" svg:x="7.415cm" svg:y="62.6cm">
          <text:p text:style-name="P16">Key</text:p>
        </draw:rect>
        <draw:rect draw:style-name="gr31" draw:text-style-name="P1" draw:layer="layout" svg:width="1.915cm" svg:height="1cm" svg:x="7.401cm" svg:y="64.6cm">
          <text:p text:style-name="P16">...</text:p>
        </draw:rect>
        <draw:rect draw:style-name="gr31" draw:text-style-name="P18" draw:layer="layout" svg:width="2.489cm" svg:height="1cm" svg:x="9.311cm" svg:y="63.6cm">
          <text:p text:style-name="P17">X</text:p>
        </draw:rect>
        <draw:rect draw:style-name="gr31" draw:text-style-name="P18" draw:layer="layout" svg:width="2.489cm" svg:height="1cm" svg:x="9.311cm" svg:y="64.6cm">
          <text:p text:style-name="P17">...</text:p>
        </draw:rect>
        <draw:rect draw:style-name="gr31" draw:text-style-name="P1" draw:layer="layout" svg:width="1.915cm" svg:height="1cm" svg:x="7.4cm" svg:y="68.5cm">
          <text:p text:style-name="P16">PC</text:p>
        </draw:rect>
        <draw:rect draw:style-name="gr31" draw:text-style-name="P1" draw:layer="layout" svg:width="2.489cm" svg:height="1cm" svg:x="9.3cm" svg:y="67.5cm">
          <text:p text:style-name="P16">Value</text:p>
        </draw:rect>
        <draw:rect draw:style-name="gr31" draw:text-style-name="P1" draw:layer="layout" svg:width="1.915cm" svg:height="1cm" svg:x="7.415cm" svg:y="67.5cm">
          <text:p text:style-name="P16">Key</text:p>
        </draw:rect>
        <draw:rect draw:style-name="gr31" draw:text-style-name="P1" draw:layer="layout" svg:width="1.915cm" svg:height="1cm" svg:x="7.401cm" svg:y="69.5cm">
          <text:p text:style-name="P16">...</text:p>
        </draw:rect>
        <draw:rect draw:style-name="gr31" draw:text-style-name="P18" draw:layer="layout" svg:width="2.489cm" svg:height="1cm" svg:x="9.311cm" svg:y="68.5cm">
          <text:p text:style-name="P17">Y</text:p>
        </draw:rect>
        <draw:rect draw:style-name="gr31" draw:text-style-name="P18" draw:layer="layout" svg:width="2.489cm" svg:height="1cm" svg:x="9.311cm" svg:y="69.5cm">
          <text:p text:style-name="P17">...</text:p>
        </draw:rect>
        <draw:line draw:style-name="gr88" draw:text-style-name="P10" draw:layer="layout" svg:x1="5.5cm" svg:y1="64.2cm" svg:x2="7.3cm" svg:y2="62cm">
          <text:p/>
        </draw:line>
        <draw:line draw:style-name="gr88" draw:text-style-name="P10" draw:layer="layout" svg:x1="5.5cm" svg:y1="67.3cm" svg:x2="7.3cm" svg:y2="67cm">
          <text:p/>
        </draw:line>
        <draw:rect draw:style-name="gr33" draw:text-style-name="P20" draw:layer="layout" svg:width="4.374cm" svg:height="1cm" svg:x="7.426cm" svg:y="61.6cm">
          <text:p text:style-name="P14"><text:span text:style-name="T8">Ins</text:span><text:span text:style-name="T8">ert </text:span><text:span text:style-name="T8">tab</text:span><text:span text:style-name="T8">le</text:span></text:p>
        </draw:rect>
        <draw:rect draw:style-name="gr33" draw:text-style-name="P20" draw:layer="layout" svg:width="4.374cm" svg:height="1cm" svg:x="7.426cm" svg:y="66.5cm">
          <text:p text:style-name="P14"><text:span text:style-name="T8">inp</text:span><text:span text:style-name="T8">ut </text:span><text:span text:style-name="T8">tab</text:span><text:span text:style-name="T8">le</text:span></text:p>
        </draw:rect>
        <draw:rect draw:style-name="gr33" draw:text-style-name="P20" draw:layer="layout" svg:width="5.274cm" svg:height="1cm" svg:x="0.226cm" svg:y="61.7cm">
          <text:p text:style-name="P14"><text:span text:style-name="T8">pip</text:span><text:span text:style-name="T8">eli</text:span><text:span text:style-name="T8">ne</text:span></text:p>
        </draw:rect>
        <draw:rect draw:style-name="gr31" draw:text-style-name="P1" draw:layer="layout" svg:width="1.915cm" svg:height="1cm" svg:x="21.7cm" svg:y="68.4cm">
          <text:p text:style-name="P16">0</text:p>
        </draw:rect>
        <draw:rect draw:style-name="gr31" draw:text-style-name="P1" draw:layer="layout" svg:width="7.267cm" svg:height="1cm" svg:x="23.6cm" svg:y="67.4cm">
          <text:p text:style-name="P16">Value</text:p>
        </draw:rect>
        <draw:rect draw:style-name="gr31" draw:text-style-name="P1" draw:layer="layout" svg:width="1.915cm" svg:height="1cm" svg:x="21.715cm" svg:y="67.4cm">
          <text:p text:style-name="P16">Index</text:p>
        </draw:rect>
        <draw:rect draw:style-name="gr31" draw:text-style-name="P1" draw:layer="layout" svg:width="1.915cm" svg:height="1cm" svg:x="21.701cm" svg:y="69.4cm">
          <text:p text:style-name="P16">...</text:p>
        </draw:rect>
        <draw:rect draw:style-name="gr31" draw:text-style-name="P18" draw:layer="layout" svg:width="7.267cm" svg:height="1cm" svg:x="23.633cm" svg:y="68.4cm">
          <text:p text:style-name="P17">JumpInterface, execute</text:p>
        </draw:rect>
        <draw:rect draw:style-name="gr31" draw:text-style-name="P18" draw:layer="layout" svg:width="7.267cm" svg:height="1cm" svg:x="23.633cm" svg:y="69.4cm">
          <text:p text:style-name="P17">...</text:p>
        </draw:rect>
        <draw:rect draw:style-name="gr31" draw:text-style-name="P1" draw:layer="layout" svg:width="5.896cm" svg:height="1cm" svg:x="14.23cm" svg:y="52.4cm">
          <text:p text:style-name="P16">VexRiscv</text:p>
        </draw:rect>
        <draw:rect draw:style-name="gr31" draw:text-style-name="P1" draw:layer="layout" svg:width="5.896cm" svg:height="1cm" svg:x="14.23cm" svg:y="54.6cm">
          <text:p text:style-name="P16">Pipeline framework</text:p>
        </draw:rect>
        <draw:rect draw:style-name="gr31" draw:text-style-name="P1" draw:layer="layout" svg:width="5.896cm" svg:height="1cm" svg:x="14.143cm" svg:y="56.8cm">
          <text:p text:style-name="P16">Scala / SpinalHDL</text:p>
        </draw:rect>
        <draw:line draw:style-name="gr88" draw:text-style-name="P10" draw:layer="layout" svg:x1="17.151cm" svg:y1="53.4cm" svg:x2="17.134cm" svg:y2="54.6cm">
          <text:p/>
        </draw:line>
        <draw:line draw:style-name="gr88" draw:text-style-name="P10" draw:layer="layout" svg:x1="17.051cm" svg:y1="55.581cm" svg:x2="17.034cm" svg:y2="56.781cm">
          <text:p/>
        </draw:line>
        <draw:rect draw:style-name="gr31" draw:text-style-name="P1" draw:layer="layout" svg:width="5.896cm" svg:height="1cm" svg:x="14.23cm" svg:y="52.4cm">
          <text:p text:style-name="P16">VexRiscv / Plugins</text:p>
        </draw:rect>
        <draw:rect draw:style-name="gr31" draw:text-style-name="P1" draw:layer="layout" svg:width="6.487cm" svg:height="1cm" svg:x="13.196cm" svg:y="60.3cm">
          <text:p text:style-name="P16">VexRiscv</text:p>
        </draw:rect>
        <draw:rect draw:style-name="gr31" draw:text-style-name="P1" draw:layer="layout" svg:width="6.487cm" svg:height="1cm" svg:x="13.196cm" svg:y="62.5cm">
          <text:p text:style-name="P16">Apb3MemoryMapper</text:p>
        </draw:rect>
        <draw:rect draw:style-name="gr31" draw:text-style-name="P1" draw:layer="layout" svg:width="6.487cm" svg:height="1cm" svg:x="13.1cm" svg:y="64.7cm">
          <text:p text:style-name="P16">Scala / SpinalHDL</text:p>
        </draw:rect>
        <draw:line draw:style-name="gr88" draw:text-style-name="P10" draw:layer="layout" svg:x1="16.41cm" svg:y1="61.3cm" svg:x2="16.391cm" svg:y2="62.5cm">
          <text:p/>
        </draw:line>
        <draw:line draw:style-name="gr88" draw:text-style-name="P10" draw:layer="layout" svg:x1="16.299cm" svg:y1="63.481cm" svg:x2="16.28cm" svg:y2="64.681cm">
          <text:p/>
        </draw:line>
        <draw:rect draw:style-name="gr31" draw:text-style-name="P1" draw:layer="layout" svg:width="6.487cm" svg:height="1cm" svg:x="13.196cm" svg:y="60.3cm">
          <text:p text:style-name="P16">This example</text:p>
        </draw:rect>
        <presentation:notes draw:style-name="dp2">
          <draw:page-thumbnail draw:style-name="gr35" draw:layer="layout" svg:width="14.848cm" svg:height="11.136cm" svg:x="3.075cm" svg:y="2.257cm" draw:page-number="2" presentation:class="page"/>
          <draw:frame presentation:style-name="pr1" draw:text-style-name="P21" draw:layer="layout" svg:width="16.799cm" svg:height="13.364cm" svg:x="2.1cm" svg:y="14.107cm" presentation:class="notes" presentation:placeholder="true">
            <draw:text-box/>
          </draw:frame>
        </presentation:notes>
      </draw:page>
      <draw:page draw:name="page3" draw:style-name="dp1" draw:master-page-name="Standard">
        <draw:frame draw:style-name="gr138" draw:text-style-name="P30" draw:layer="layout" svg:width="15.763cm" svg:height="4.64cm" svg:x="10.537cm" svg:y="34.9cm">
          <draw:text-box>
            <text:p text:style-name="P29"><text:span text:style-name="T12">IsStuck</text:span><text:span text:style-name="T12">ByOthe</text:span><text:span text:style-name="T12">rs and </text:span><text:span text:style-name="T12">isStuck </text:span><text:span text:style-name="T12">: </text:span></text:p>
            <text:p text:style-name="P29"><text:span text:style-name="T12">One </text:span><text:span text:style-name="T12">way to </text:span><text:span text:style-name="T12">allow </text:span><text:span text:style-name="T12">side </text:span><text:span text:style-name="T12">effect </text:span><text:span text:style-name="T12">in the </text:span><text:span text:style-name="T12">execut</text:span><text:span text:style-name="T12">e stage</text:span></text:p>
            <text:p text:style-name="P29"><text:span text:style-name="T12"/></text:p>
            <text:p text:style-name="P29"><text:span text:style-name="T12">HaltBy</text:span><text:span text:style-name="T12">Other </text:span><text:span text:style-name="T12">case : </text:span></text:p>
            <text:p text:style-name="P29"><text:span text:style-name="T12">Hazard </text:span><text:span text:style-name="T12">detecte</text:span><text:span text:style-name="T12">d </text:span><text:span text:style-name="T12">betwee</text:span><text:span text:style-name="T12">n the </text:span><text:span text:style-name="T12">memor</text:span><text:span text:style-name="T12">y and </text:span><text:span text:style-name="T12">the </text:span><text:span text:style-name="T12">execut</text:span><text:span text:style-name="T12">e stage</text:span></text:p>
            <text:p text:style-name="P29"><text:span text:style-name="T12"/></text:p>
            <text:p text:style-name="P29"><text:span text:style-name="T12"/></text:p>
          </draw:text-box>
        </draw:frame>
        <draw:line draw:style-name="gr36" draw:text-style-name="P10" draw:layer="layout" svg:x1="31.854cm" svg:y1="51.647cm" svg:x2="33.55cm" svg:y2="51.625cm">
          <text:p/>
        </draw:line>
        <draw:line draw:style-name="gr36" draw:text-style-name="P10" draw:layer="layout" svg:x1="27.811cm" svg:y1="51.884cm" svg:x2="29.275cm" svg:y2="51.884cm">
          <text:p/>
        </draw:line>
        <draw:custom-shape draw:style-name="gr98" draw:text-style-name="P38" draw:layer="layout" svg:width="1.828cm" svg:height="1.441cm" svg:x="25.538cm" svg:y="48.39cm">
          <text:p text:style-name="P14"><text:span text:style-name="T15">P</text:span><text:span text:style-name="T15">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24.946cm" svg:y="50.724cm">
          <text:p text:style-name="P14"><text:span text:style-name="T15">Fe</text:span><text:span text:style-name="T15">tc</text:span><text:span text:style-name="T15">he</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6.52cm" svg:y1="49.862cm" svg:x2="26.519cm" svg:y2="50.724cm">
          <text:p/>
        </draw:line>
        <draw:frame draw:style-name="gr100" draw:text-style-name="P30" draw:layer="layout" svg:width="1.912cm" svg:height="0.882cm" svg:x="25.543cm" svg:y="47.14cm">
          <draw:text-box>
            <text:p text:style-name="P29"><text:span text:style-name="T12">Fe</text:span><text:span text:style-name="T12">tch</text:span></text:p>
          </draw:text-box>
        </draw:frame>
        <draw:frame draw:style-name="gr101" draw:text-style-name="P30" draw:layer="layout" svg:width="2.445cm" svg:height="0.882cm" svg:x="29.047cm" svg:y="47.175cm">
          <draw:text-box>
            <text:p text:style-name="P29"><text:span text:style-name="T12">De</text:span><text:span text:style-name="T12">co</text:span><text:span text:style-name="T12">de</text:span></text:p>
          </draw:text-box>
        </draw:frame>
        <draw:frame draw:style-name="gr102" draw:text-style-name="P30" draw:layer="layout" svg:width="2.852cm" svg:height="0.882cm" svg:x="35.265cm" svg:y="47.143cm">
          <draw:text-box>
            <text:p text:style-name="P29"><text:span text:style-name="T12">Ex</text:span><text:span text:style-name="T12">ec</text:span><text:span text:style-name="T12">ut</text:span><text:span text:style-name="T12">e</text:span></text:p>
          </draw:text-box>
        </draw:frame>
        <draw:line draw:style-name="gr104" draw:text-style-name="P10" draw:layer="layout" svg:x1="32.447cm" svg:y1="48.057cm" svg:x2="32.447cm" svg:y2="52.759cm">
          <text:p/>
        </draw:line>
        <draw:line draw:style-name="gr104" draw:text-style-name="P10" draw:layer="layout" svg:x1="28.347cm" svg:y1="48.057cm" svg:x2="28.347cm" svg:y2="52.759cm">
          <text:p/>
        </draw:line>
        <draw:rect draw:style-name="gr75" draw:text-style-name="P31" draw:layer="layout" svg:width="16.026cm" svg:height="9.342cm" svg:x="24.533cm" svg:y="47.143cm">
          <text:p/>
        </draw:rect>
        <draw:custom-shape draw:style-name="gr98" draw:text-style-name="P38" draw:layer="layout" svg:width="2.865cm" svg:height="2.259cm" svg:x="28.989cm" svg:y="50.724cm">
          <text:p text:style-name="P14"><text:span text:style-name="T15">D</text:span><text:span text:style-name="T15">e</text:span><text:span text:style-name="T15">c</text:span><text:span text:style-name="T15">o</text:span><text:span text:style-name="T15">d</text:span><text:span text:style-name="T15">e</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29.638cm" svg:y="48.825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0.365cm" svg:y1="50.852cm" svg:x2="30.346cm" svg:y2="49.943cm">
          <text:p/>
        </draw:line>
        <draw:line draw:style-name="gr88" draw:text-style-name="P10" draw:layer="layout" svg:x1="31.055cm" svg:y1="49.208cm" svg:x2="32.519cm" svg:y2="49.208cm">
          <text:p/>
        </draw:line>
        <draw:custom-shape draw:style-name="gr98" draw:text-style-name="P38" draw:layer="layout" svg:width="1.766cm" svg:height="1.393cm" svg:x="33.02cm" svg:y="50.852cm">
          <text:p text:style-name="P14"><text:span text:style-name="T15">A</text:span><text:span text:style-name="T15">L</text:span><text:span text:style-name="T15">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376cm" svg:y1="52.012cm" svg:x2="35.174cm" svg:y2="52.877cm">
          <text:p/>
        </draw:line>
        <draw:custom-shape draw:style-name="gr98" draw:text-style-name="P38" draw:layer="layout" svg:width="2.71cm" svg:height="1.393cm" svg:x="34.387cm" svg:y="49.088cm">
          <text:p text:style-name="P14"><text:span text:style-name="T15">Bra</text:span><text:span text:style-name="T15">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34.914cm" svg:y="52.712cm">
          <text:p text:style-name="P14"><text:span text:style-name="T15">L</text:span><text:span text:style-name="T15">/</text:span><text:span text:style-name="T15">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6.377cm" svg:y1="52.983cm" svg:x2="26.369cm" svg:y2="53.986cm">
          <text:p/>
        </draw:line>
        <draw:frame draw:style-name="gr105" draw:text-style-name="P30" draw:layer="layout" svg:width="4.05cm" svg:height="0.882cm" svg:x="24.4cm" svg:y="54.15cm">
          <draw:text-box>
            <text:p text:style-name="P29"><text:span text:style-name="T12">ins</text:span><text:span text:style-name="T12">tru</text:span><text:span text:style-name="T12">cti</text:span><text:span text:style-name="T12">on</text:span><text:span text:style-name="T12">Bu</text:span><text:span text:style-name="T12">s</text:span></text:p>
          </draw:text-box>
        </draw:frame>
        <draw:line draw:style-name="gr29" draw:text-style-name="P10" draw:layer="layout" svg:x1="35.695cm" svg:y1="53.883cm" svg:x2="35.687cm" svg:y2="54.886cm">
          <text:p/>
        </draw:line>
        <draw:frame draw:style-name="gr106" draw:text-style-name="P30" draw:layer="layout" svg:width="2.665cm" svg:height="0.882cm" svg:x="34.41cm" svg:y="55.05cm">
          <draw:text-box>
            <text:p text:style-name="P29"><text:span text:style-name="T12">Da</text:span><text:span text:style-name="T12">ta</text:span><text:span text:style-name="T12">Bu</text:span><text:span text:style-name="T12">s</text:span></text:p>
          </draw:text-box>
        </draw:frame>
        <draw:line draw:style-name="gr88" draw:text-style-name="P10" draw:layer="layout" svg:x1="34.357cm" svg:y1="51.993cm" svg:x2="35.155cm" svg:y2="52.858cm">
          <text:p/>
        </draw:line>
        <draw:line draw:style-name="gr88" draw:text-style-name="P10" draw:layer="layout" svg:x1="34.786cm" svg:y1="51.551cm" svg:x2="36.072cm" svg:y2="51.551cm">
          <text:p/>
        </draw:line>
        <draw:line draw:style-name="gr88" draw:text-style-name="P10" draw:layer="layout" svg:x1="36.107cm" svg:y1="52.712cm" svg:x2="36.571cm" svg:y2="52.051cm">
          <text:p/>
        </draw:line>
        <draw:custom-shape draw:style-name="gr107" draw:text-style-name="P38" draw:layer="layout" svg:width="1.417cm" svg:height="1.118cm" svg:x="35.97cm" svg:y="51.043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464cm" svg:y1="50.852cm" svg:x2="34.918cm" svg:y2="50.277cm">
          <text:p/>
        </draw:line>
        <draw:custom-shape draw:style-name="gr98" draw:text-style-name="P38" draw:layer="layout" svg:width="1.771cm" svg:height="1.321cm" svg:x="37.925cm" svg:y="52.252cm">
          <text:p text:style-name="P14"><text:span text:style-name="T15">CS</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789cm" svg:y1="54.57cm" svg:x2="38.789cm" svg:y2="53.573cm">
          <text:p/>
        </draw:line>
        <draw:frame draw:style-name="gr108" draw:text-style-name="P30" draw:layer="layout" svg:width="2.598cm" svg:height="0.882cm" svg:x="37.449cm" svg:y="54.607cm">
          <draw:text-box>
            <text:p text:style-name="P29"><text:span text:style-name="T12">Int</text:span><text:span text:style-name="T12">err</text:span><text:span text:style-name="T12">up</text:span><text:span text:style-name="T12">t</text:span></text:p>
          </draw:text-box>
        </draw:frame>
        <draw:custom-shape draw:style-name="gr107" draw:text-style-name="P38" draw:layer="layout" svg:width="1.828cm" svg:height="1.441cm" svg:x="38.039cm" svg:y="49.358cm">
          <text:p text:style-name="P14"><text:span text:style-name="T15">P</text:span><text:span text:style-name="T15">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7.097cm" svg:y1="49.793cm" svg:x2="38.039cm" svg:y2="49.833cm">
          <text:p/>
        </draw:line>
        <draw:line draw:style-name="gr88" draw:text-style-name="P10" draw:layer="layout" svg:x1="38.754cm" svg:y1="52.252cm" svg:x2="38.748cm" svg:y2="50.799cm">
          <text:p/>
        </draw:line>
        <draw:custom-shape draw:style-name="gr98" draw:text-style-name="P38" draw:layer="layout" svg:width="2.457cm" svg:height="1.169cm" svg:x="28.632cm" svg:y="53.282cm">
          <text:p text:style-name="P14"><text:span text:style-name="T15">De</text:span><text:span text:style-name="T15">bu</text:span><text:span text:style-name="T15">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9.917cm" svg:y1="54.451cm" svg:x2="29.909cm" svg:y2="55.454cm">
          <text:p/>
        </draw:line>
        <draw:frame draw:style-name="gr101" draw:text-style-name="P30" draw:layer="layout" svg:width="2.445cm" svg:height="0.882cm" svg:x="28.742cm" svg:y="55.618cm">
          <draw:text-box>
            <text:p text:style-name="P29"><text:span text:style-name="T12">JT</text:span><text:span text:style-name="T12">A</text:span><text:span text:style-name="T12">G</text:span></text:p>
          </draw:text-box>
        </draw:frame>
        <draw:line draw:style-name="gr88" draw:text-style-name="P10" draw:layer="layout" svg:x1="28.888cm" svg:y1="53.542cm" svg:x2="27.32cm" svg:y2="52.573cm">
          <text:p/>
        </draw:line>
        <draw:custom-shape draw:style-name="gr107" draw:text-style-name="P38" draw:layer="layout" svg:width="1.417cm" svg:height="1.118cm" svg:x="31.895cm" svg:y="53.282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1.895cm" svg:y1="53.848cm" svg:x2="31.089cm" svg:y2="53.845cm">
          <text:p/>
        </draw:line>
        <draw:g>
          <draw:g>
            <draw:rect draw:style-name="gr1" draw:text-style-name="P1" draw:layer="layout" svg:width="0.484cm" svg:height="0.848cm" svg:x="32.185cm" svg:y="51.223cm">
              <text:p/>
            </draw:rect>
            <draw:custom-shape draw:style-name="gr2" draw:text-style-name="P2" draw:layer="layout" svg:width="0.145cm" svg:height="0.145cm" draw:transform="rotate (-1.5707963267949) translate (32.33cm 5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2.171cm" svg:y="48.843cm">
              <text:p/>
            </draw:rect>
            <draw:custom-shape draw:style-name="gr2" draw:text-style-name="P2" draw:layer="layout" svg:width="0.145cm" svg:height="0.145cm" draw:transform="rotate (-1.5707963267949) translate (32.316cm 49.4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28.141cm" svg:y="51.486cm">
              <text:p/>
            </draw:rect>
            <draw:custom-shape draw:style-name="gr2" draw:text-style-name="P2" draw:layer="layout" svg:width="0.145cm" svg:height="0.145cm" draw:transform="rotate (-1.5707963267949) translate (28.286cm 52.0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2.691cm" svg:y1="49.26cm" svg:x2="33.601cm" svg:y2="50.947cm">
          <text:p/>
        </draw:line>
        <draw:line draw:style-name="gr88" draw:text-style-name="P10" draw:layer="layout" svg:x1="38.113cm" svg:y1="52.523cm" svg:x2="37.213cm" svg:y2="51.914cm">
          <text:p/>
        </draw:line>
        <draw:line draw:style-name="gr104" draw:text-style-name="P10" draw:layer="layout" svg:x1="15.6cm" svg:y1="18.3cm" svg:x2="25cm" svg:y2="18.3cm">
          <text:p/>
        </draw:line>
        <draw:rect draw:style-name="gr1" draw:text-style-name="P1" draw:layer="layout" svg:width="4.017cm" svg:height="1cm" svg:x="3.583cm" svg:y="10.4cm">
          <text:p/>
        </draw:rect>
        <draw:line draw:style-name="gr88" draw:text-style-name="P10" draw:layer="layout" svg:x1="22.4cm" svg:y1="23.4cm" svg:x2="22.399cm" svg:y2="22.362cm">
          <text:p/>
        </draw:line>
        <draw:frame draw:style-name="gr139" draw:text-style-name="P41" draw:layer="layout" svg:width="2.932cm" svg:height="0.962cm" svg:x="11.406cm" svg:y="19.96cm">
          <draw:text-box>
            <text:p text:style-name="P29"><text:span text:style-name="T16">E</text:span><text:span text:style-name="T16">x</text:span><text:span text:style-name="T16">e</text:span><text:span text:style-name="T16">c</text:span><text:span text:style-name="T16">u</text:span><text:span text:style-name="T16">t</text:span><text:span text:style-name="T16">e</text:span></text:p>
          </draw:text-box>
        </draw:frame>
        <draw:line draw:style-name="gr104" draw:text-style-name="P10" draw:layer="layout" svg:x1="15.6cm" svg:y1="22.8cm" svg:x2="25cm" svg:y2="22.8cm">
          <text:p/>
        </draw:line>
        <draw:frame draw:style-name="gr139" draw:text-style-name="P41" draw:layer="layout" svg:width="2.932cm" svg:height="0.962cm" svg:x="11.404cm" svg:y="24.46cm">
          <draw:text-box>
            <text:p text:style-name="P29"><text:span text:style-name="T16">M</text:span><text:span text:style-name="T16">e</text:span><text:span text:style-name="T16">m</text:span><text:span text:style-name="T16">o</text:span><text:span text:style-name="T16">r</text:span><text:span text:style-name="T16">y</text:span></text:p>
          </draw:text-box>
        </draw:frame>
        <draw:line draw:style-name="gr104" draw:text-style-name="P10" draw:layer="layout" svg:x1="15.4cm" svg:y1="27.2cm" svg:x2="24.8cm" svg:y2="27.2cm">
          <text:p/>
        </draw:line>
        <draw:frame draw:style-name="gr105" draw:text-style-name="P30" draw:layer="layout" svg:width="4.05cm" svg:height="0.882cm" svg:x="20.35cm" svg:y="23.5cm">
          <draw:text-box>
            <text:p text:style-name="P29"><text:span text:style-name="T12">i</text:span><text:span text:style-name="T12">s</text:span><text:span text:style-name="T12">S</text:span><text:span text:style-name="T12">t</text:span><text:span text:style-name="T12">u</text:span><text:span text:style-name="T12">c</text:span><text:span text:style-name="T12">k</text:span></text:p>
          </draw:text-box>
        </draw:frame>
        <draw:frame draw:style-name="gr105" draw:text-style-name="P30" draw:layer="layout" svg:width="4.05cm" svg:height="0.882cm" svg:x="20.3cm" svg:y="18.6cm">
          <draw:text-box>
            <text:p text:style-name="P29"><text:span text:style-name="T12">isStu</text:span><text:span text:style-name="T12">ck</text:span></text:p>
          </draw:text-box>
        </draw:frame>
        <draw:frame draw:style-name="gr140" draw:text-style-name="P30" draw:layer="layout" svg:width="4.676cm" svg:height="0.882cm" svg:x="20.3cm" svg:y="21.5cm">
          <draw:text-box>
            <text:p text:style-name="P29"><text:span text:style-name="T12">isSt</text:span><text:span text:style-name="T12">uck</text:span><text:span text:style-name="T12">ByO</text:span><text:span text:style-name="T12">ther</text:span><text:span text:style-name="T12">s</text:span></text:p>
          </draw:text-box>
        </draw:frame>
        <draw:frame draw:style-name="gr105" draw:text-style-name="P30" draw:layer="layout" svg:width="4.05cm" svg:height="0.882cm" svg:x="16.6cm" svg:y="19.318cm">
          <draw:text-box>
            <text:p text:style-name="P29"><text:span text:style-name="T12">hal</text:span><text:span text:style-name="T12">tIts</text:span><text:span text:style-name="T12">elf</text:span></text:p>
          </draw:text-box>
        </draw:frame>
        <draw:custom-shape draw:style-name="gr141" draw:text-style-name="P38" draw:layer="layout" svg:width="1.828cm" svg:height="1.441cm" svg:x="15cm" svg:y="1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6.8cm" svg:y1="20cm" svg:x2="17.5cm" svg:y2="19.9cm">
          <text:p/>
        </draw:line>
        <draw:line draw:style-name="gr88" draw:text-style-name="P10" draw:layer="layout" svg:x1="20.3cm" svg:y1="21.7cm" svg:x2="16.8cm" svg:y2="20.7cm">
          <text:p/>
        </draw:line>
        <draw:line draw:style-name="gr88" draw:text-style-name="P10" draw:layer="layout" svg:x1="19.9cm" svg:y1="19.7cm" svg:x2="21.1cm" svg:y2="19.1cm">
          <text:p/>
        </draw:line>
        <draw:line draw:style-name="gr88" draw:text-style-name="P10" draw:layer="layout" svg:x1="22.4cm" svg:y1="21.538cm" svg:x2="22.4cm" svg:y2="19.5cm">
          <text:p/>
        </draw:line>
        <draw:line draw:style-name="gr88" draw:text-style-name="P10" draw:layer="layout" svg:x1="22.401cm" svg:y1="18.6cm" svg:x2="22.4cm" svg:y2="17.562cm">
          <text:p/>
        </draw:line>
        <draw:frame draw:style-name="gr140" draw:text-style-name="P30" draw:layer="layout" svg:width="4.676cm" svg:height="0.882cm" svg:x="20.1cm" svg:y="16.518cm">
          <draw:text-box>
            <text:p text:style-name="P29"><text:span text:style-name="T12">isStuckByOther</text:span><text:span text:style-name="T12">s</text:span></text:p>
          </draw:text-box>
        </draw:frame>
        <draw:line draw:style-name="gr104" draw:text-style-name="P10" draw:layer="layout" svg:x1="15.7cm" svg:y1="13.9cm" svg:x2="25.1cm" svg:y2="13.9cm">
          <text:p/>
        </draw:line>
        <draw:frame draw:style-name="gr142" draw:text-style-name="P41" draw:layer="layout" svg:width="2.792cm" svg:height="0.962cm" svg:x="11.534cm" svg:y="15.96cm">
          <draw:text-box>
            <text:p text:style-name="P29"><text:span text:style-name="T16">Decode</text:span></text:p>
          </draw:text-box>
        </draw:frame>
        <draw:custom-shape draw:style-name="gr141" draw:text-style-name="P38" draw:layer="layout" svg:width="1.828cm" svg:height="1.441cm" svg:x="16.2cm" svg:y="24.2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0" draw:text-style-name="P30" draw:layer="layout" svg:width="4.676cm" svg:height="0.882cm" svg:x="15.1cm" svg:y="21.818cm">
          <draw:text-box>
            <text:p text:style-name="P29"><text:span text:style-name="T12">ha</text:span><text:span text:style-name="T12">lt</text:span><text:span text:style-name="T12">B</text:span><text:span text:style-name="T12">y</text:span><text:span text:style-name="T12">Ot</text:span><text:span text:style-name="T12">he</text:span><text:span text:style-name="T12">r</text:span></text:p>
          </draw:text-box>
        </draw:frame>
        <draw:line draw:style-name="gr88" draw:text-style-name="P10" draw:layer="layout" svg:x1="14.7cm" svg:y1="21.6cm" svg:x2="15.2cm" svg:y2="21cm">
          <text:p/>
        </draw:line>
        <draw:line draw:style-name="gr88" draw:text-style-name="P10" draw:layer="layout" svg:x1="17.2cm" svg:y1="23.9cm" svg:x2="17.2cm" svg:y2="22.7cm">
          <text:p/>
        </draw:line>
        <draw:frame draw:style-name="gr143" draw:text-style-name="P30" draw:layer="layout" svg:width="4.35cm" svg:height="0.882cm" svg:x="11.3cm" svg:y="21.618cm">
          <draw:text-box>
            <text:p text:style-name="P29"><text:span text:style-name="T12">allo</text:span><text:span text:style-name="T12">wSi</text:span><text:span text:style-name="T12">de</text:span><text:span text:style-name="T12">Effe</text:span><text:span text:style-name="T12">ct</text:span></text:p>
          </draw:text-box>
        </draw:frame>
        <draw:line draw:style-name="gr88" draw:text-style-name="P10" draw:layer="layout" svg:x1="18.98cm" svg:y1="22.258cm" svg:x2="20.18cm" svg:y2="22.058cm">
          <text:p/>
        </draw:line>
        <presentation:notes draw:style-name="dp2">
          <draw:page-thumbnail draw:style-name="gr35" draw:layer="layout" svg:width="14.848cm" svg:height="11.136cm" svg:x="3.075cm" svg:y="2.257cm" draw:page-number="3"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face style:name="Courier New1" svg:font-family="'Courier New'" style:font-family-generic="modern"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2" svg:font-family="Mangal" style:font-family-generic="modern" style:font-pitch="variable"/>
    <style:font-face style:name="Microsoft YaHei2"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Italic" style:font-family-generic="swiss" style:font-pitch="variable"/>
    <style:font-face style:name="Calibri1"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A37453D806FBB625.bmp" xlink:type="simple" xlink:show="embed" xlink:actuate="onLoad"/>
    <draw:fill-image draw:name="arrow_5f_a" draw:display-name="arrow_a" xlink:href="Pictures/100000000000008000000080A85D592D96AA63A4.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1" fo:font-family="Calibri" style:font-family-generic="swiss" style:font-pitch="variable" fo:font-size="12pt" fo:font-weight="bold" style:font-weight-asian="bold"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9.334cm"/>
    </style:style>
    <style:style style:name="Mgr4" style:family="graphic" style:parent-style-name="standard">
      <style:graphic-properties draw:stroke="none" draw:fill="none" draw:fill-color="#ffffff" fo:min-height="33.041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draw:style-name="Mgr3" draw:text-style-name="MP5" draw:layer="backgroundobjects" svg:width="35.999cm" svg:height="9.584cm" svg:x="3cm" svg:y="3.29cm">
        <draw:text-box>
          <text:p/>
        </draw:text-box>
      </draw:frame>
      <draw:frame draw:style-name="Mgr4" draw:text-style-name="MP5" draw:layer="backgroundobjects" svg:width="35.999cm" svg:height="33.291cm" svg:x="3cm" svg:y="14.431cm">
        <draw:text-box>
          <text:p/>
        </draw:text-box>
      </draw:frame>
      <draw:frame presentation:style-name="Standard-title" draw:layer="backgroundobjects" svg:width="35.999cm" svg:height="9.584cm" svg:x="3cm" svg:y="3.29cm" presentation:class="title" presentation:placeholder="true">
        <draw:text-box/>
      </draw:frame>
      <draw:frame presentation:style-name="Standard-outline1" draw:layer="backgroundobjects" svg:width="35.999cm" svg:height="33.291cm" svg:x="3cm" svg:y="14.43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58DT22H22M50S</meta:editing-duration>
    <meta:editing-cycles>236</meta:editing-cycles>
    <meta:generator>LibreOffice/5.1.6.2$Linux_X86_64 LibreOffice_project/10m0$Build-2</meta:generator>
    <dc:date>2019-07-26T17:48:55.135283432</dc:date>
    <meta:print-date>2016-11-03T23:49:24.86</meta:print-date>
    <meta:document-statistic meta:object-count="756"/>
  </office:meta>
</office:document-meta>
</file>